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729fcf" draw:stroke-linejoin="round" svg:stroke-linecap="butt" draw:fill="solid" draw:fill-color="#729fc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9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03cm" svg:stroke-color="#729fcf" draw:stroke-linejoin="miter" svg:stroke-linecap="butt" draw:fill="none" fo:padding-top="0.001cm" fo:padding-bottom="0.001cm" fo:padding-left="0.001cm" fo:padding-right="0.001cm"/>
    </style:style>
    <style:style style:name="gr14" style:family="graphic" style:parent-style-name="standard">
      <style:graphic-properties draw:stroke="none" draw:fill="solid" draw:fill-color="#729fcf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1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6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729fcf" draw:stroke-linejoin="round" svg:stroke-linecap="butt" draw:fill="none"/>
    </style:style>
    <style:style style:name="gr31" style:family="graphic" style:parent-style-name="standard">
      <style:graphic-properties draw:stroke="none" draw:fill="solid" draw:fill-color="#a5c3e2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7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solid" draw:fill-color="#000000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397cm" fo:min-width="2.921cm"/>
      <style:paragraph-properties style:writing-mode="lr-tb"/>
    </style:style>
    <style:style style:name="gr46" style:family="graphic" style:parent-style-name="standard">
      <style:graphic-properties svg:stroke-color="#000000" draw:fill-color="#729fcf" draw:textarea-horizontal-align="justify" draw:textarea-vertical-align="middle" draw:auto-grow-height="false" fo:min-height="1.397cm" fo:min-width="4.318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27cm" fo:min-width="3.81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54cm" fo:min-width="0.54cm"/>
    </style:style>
    <style:style style:name="gr49" style:family="graphic" style:parent-style-name="objectwithoutfill">
      <style:graphic-properties draw:marker-end="Arrow" draw:marker-end-width="0.3cm" draw:fill="solid" draw:textarea-horizontal-align="center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0.556cm" fo:min-width="3.811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794cm" fo:min-width="6.858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667cm" fo:min-width="6.858cm"/>
      <style:paragraph-properties style:writing-mode="lr-tb"/>
    </style:style>
    <style:style style:name="gr53" style:family="graphic" style:parent-style-name="objectwithoutfill">
      <style:graphic-properties draw:fill="solid" draw:textarea-horizontal-align="center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1.143cm" fo:min-width="5.715cm"/>
      <style:paragraph-properties style:writing-mode="lr-tb"/>
    </style:style>
    <style:style style:name="gr55" style:family="graphic" style:parent-style-name="standard">
      <style:graphic-properties svg:stroke-color="#3465a4" draw:fill-color="#729fcf" draw:textarea-horizontal-align="justify" draw:textarea-vertical-align="middle" draw:auto-grow-height="false" fo:min-height="1.27cm" fo:min-width="5.837cm"/>
      <style:paragraph-properties style:writing-mode="lr-tb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2.286cm"/>
      <style:paragraph-properties style:writing-mode="lr-tb"/>
    </style:style>
    <style:style style:name="gr57" style:family="graphic" style:parent-style-name="standard">
      <style:graphic-properties svg:stroke-color="#729fcf" draw:textarea-horizontal-align="justify" draw:textarea-vertical-align="middle" draw:auto-grow-height="false" fo:min-height="1.27cm" fo:min-width="5.842cm"/>
      <style:paragraph-properties style:writing-mode="lr-tb"/>
    </style:style>
    <style:style style:name="gr58" style:family="graphic" style:parent-style-name="standard">
      <style:graphic-properties svg:stroke-color="#729fcf" draw:textarea-horizontal-align="justify" draw:textarea-vertical-align="middle" draw:auto-grow-height="false" fo:min-height="1.27cm" fo:min-width="5.969cm"/>
      <style:paragraph-properties style:writing-mode="lr-tb"/>
    </style:style>
    <style:style style:name="gr59" style:family="graphic" style:parent-style-name="objectwithoutfill">
      <style:graphic-properties svg:stroke-color="#729fcf" draw:marker-end="Arrow" draw:marker-end-width="0.3cm" draw:fill="solid" draw:textarea-horizontal-align="center" draw:textarea-vertical-align="middle"/>
    </style:style>
    <style:style style:name="gr60" style:family="graphic" style:parent-style-name="standard">
      <style:graphic-properties svg:stroke-color="#808080" draw:fill-color="#000000" draw:textarea-horizontal-align="justify" draw:textarea-vertical-align="middle" draw:auto-grow-height="false" fo:min-height="1.911cm" fo:min-width="3.322cm"/>
    </style:style>
    <style:style style:name="gr61" style:family="graphic" style:parent-style-name="standard">
      <style:graphic-properties svg:stroke-color="#ffffff" draw:fill-color="#333333" draw:textarea-horizontal-align="justify" draw:textarea-vertical-align="middle" draw:auto-grow-height="false" fo:min-height="0.772cm" fo:min-width="0.49cm"/>
    </style:style>
    <style:style style:name="gr62" style:family="graphic" style:parent-style-name="standard">
      <style:graphic-properties svg:stroke-color="#729fcf" draw:fill-color="#dee6ef" draw:textarea-vertical-align="middle" draw:auto-grow-height="false" fo:min-height="0.689cm" fo:min-width="0.392cm" fo:wrap-option="wrap"/>
    </style:style>
    <style:style style:name="gr63" style:family="graphic" style:parent-style-name="standard">
      <style:graphic-properties svg:stroke-color="#ffffff" draw:fill-color="#000000" draw:textarea-horizontal-align="justify" draw:textarea-vertical-align="middle" draw:auto-grow-height="false" fo:min-height="0.546cm" fo:min-width="0.553cm"/>
    </style:style>
    <style:style style:name="gr64" style:family="graphic" style:parent-style-name="standard">
      <style:graphic-properties svg:stroke-color="#ffffff" draw:fill-color="#000000" draw:textarea-horizontal-align="justify" draw:textarea-vertical-align="middle" draw:auto-grow-height="false" fo:min-height="0.274cm" fo:min-width="0.14cm"/>
    </style:style>
    <style:style style:name="gr65" style:family="graphic" style:parent-style-name="objectwithoutfill">
      <style:graphic-properties draw:marker-end="Arrow" draw:marker-end-width="0.3cm" draw:fill="solid" draw:fill-color="#000000" draw:textarea-horizontal-align="center" draw:textarea-vertical-align="middle"/>
    </style:style>
    <style:style style:name="gr66" style:family="graphic" style:parent-style-name="objectwithoutfill">
      <style:graphic-properties svg:stroke-color="#3465a4" draw:marker-end="Arrow" draw:marker-end-width="0.3cm" draw:fill="solid" draw:fill-color="#000000" draw:textarea-horizontal-align="center" draw:textarea-vertical-align="middle"/>
    </style:style>
    <style:style style:name="gr67" style:family="graphic" style:parent-style-name="objectwithoutfill">
      <style:graphic-properties svg:stroke-color="#ff8000" draw:fill="solid" draw:fill-color="#ff8000" draw:textarea-horizontal-align="center" draw:textarea-vertical-align="middle"/>
    </style:style>
    <style:style style:name="gr68" style:family="graphic" style:parent-style-name="objectwithoutfill">
      <style:graphic-properties svg:stroke-color="#ff8000" draw:fill="solid" draw:fill-color="#000000" draw:textarea-horizontal-align="center" draw:textarea-vertical-align="middle"/>
    </style:style>
    <style:style style:name="gr69" style:family="graphic" style:parent-style-name="objectwithoutfill">
      <style:graphic-properties svg:stroke-color="#069a2e" draw:marker-end="Arrow" draw:marker-end-width="0.3cm" draw:fill="solid" draw:fill-color="#069a2e" draw:textarea-horizontal-align="center" draw:textarea-vertical-align="middle"/>
    </style:style>
    <style:style style:name="gr70" style:family="graphic" style:parent-style-name="objectwithoutfill">
      <style:graphic-properties svg:stroke-color="#069a2e" draw:marker-end="Arrow" draw:marker-end-width="0.3cm" draw:fill="solid" draw:fill-color="#000000" draw:textarea-horizontal-align="center" draw:textarea-vertical-align="middle"/>
    </style:style>
    <style:style style:name="gr71" style:family="graphic" style:parent-style-name="standard">
      <style:graphic-properties svg:stroke-color="#729fcf" draw:fill-color="#729fcf" draw:textarea-horizontal-align="justify" draw:textarea-vertical-align="middle" draw:auto-grow-height="false" fo:min-height="0.762cm" fo:min-width="2.667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2.067cm" fo:min-width="3.143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2.667cm" fo:min-width="5.969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2.413cm" fo:min-width="5.842cm"/>
      <style:paragraph-properties style:writing-mode="lr-tb"/>
    </style:style>
    <style:style style:name="gr75" style:family="graphic" style:parent-style-name="objectwithoutfill">
      <style:graphic-properties svg:stroke-color="#000000" draw:marker-end="Arrow" draw:marker-end-width="0.3cm" draw:fill="solid" draw:fill-color="#000000" draw:textarea-horizontal-align="center" draw:textarea-vertical-align="middle"/>
    </style:style>
    <style:style style:name="gr76" style:family="graphic" style:parent-style-name="objectwithoutfill">
      <style:graphic-properties svg:stroke-color="#5983b0" draw:marker-end="Arrow" draw:marker-end-width="0.3cm" draw:fill="solid" draw:fill-color="#5983b0" draw:textarea-horizontal-align="center" draw:textarea-vertical-align="middle"/>
    </style:style>
    <style:style style:name="gr77" style:family="graphic" style:parent-style-name="standard">
      <style:graphic-properties svg:stroke-color="#5983b0" draw:fill-color="#ffffff" draw:textarea-horizontal-align="justify" draw:textarea-vertical-align="middle" draw:auto-grow-height="false" fo:min-height="1.016cm" fo:min-width="4.318cm"/>
      <style:paragraph-properties style:writing-mode="lr-tb"/>
    </style:style>
    <style:style style:name="gr78" style:family="graphic" style:parent-style-name="standard">
      <style:graphic-properties svg:stroke-color="#5983b0" draw:fill-color="#ffffff" draw:textarea-horizontal-align="justify" draw:textarea-vertical-align="middle" draw:auto-grow-height="false" fo:min-height="0.889cm" fo:min-width="4.191cm"/>
      <style:paragraph-properties style:writing-mode="lr-tb"/>
    </style:style>
    <style:style style:name="gr79" style:family="graphic" style:parent-style-name="standard">
      <style:graphic-properties svg:stroke-color="#ff0000" draw:fill-color="#ff0000" draw:textarea-horizontal-align="justify" draw:textarea-vertical-align="middle" draw:auto-grow-height="false" fo:min-height="0.508cm" fo:min-width="5.08cm"/>
      <style:paragraph-properties style:writing-mode="lr-tb"/>
    </style:style>
    <style:style style:name="gr80" style:family="graphic" style:parent-style-name="standard">
      <style:graphic-properties svg:stroke-color="#ff0000" draw:fill-color="#ff4000" draw:textarea-horizontal-align="justify" draw:textarea-vertical-align="middle" draw:auto-grow-height="false" fo:min-height="0.508cm" fo:min-width="5.08cm"/>
      <style:paragraph-properties style:writing-mode="lr-tb"/>
    </style:style>
    <style:style style:name="P1" style:family="paragraph">
      <loext:graphic-properties draw:fill="solid" draw:fill-color="#729fc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5c3e2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729fcf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eeeeee"/>
      <style:paragraph-properties fo:text-align="center" style:writing-mode="lr-tb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8000"/>
      <style:paragraph-properties fo:text-align="center"/>
    </style:style>
    <style:style style:name="P17" style:family="paragraph">
      <loext:graphic-properties draw:fill="solid" draw:fill-color="#069a2e"/>
      <style:paragraph-properties fo:text-align="center"/>
    </style:style>
    <style:style style:name="P18" style:family="paragraph">
      <loext:graphic-properties draw:fill="solid" draw:fill-color="#5983b0"/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21" style:family="paragraph">
      <loext:graphic-properties draw:fill-color="#ff0000"/>
      <style:paragraph-properties fo:text-align="center"/>
      <style:text-properties style:font-name="Times New Roman" fo:font-size="11pt" style:font-size-asian="11pt" style:font-size-complex="11pt"/>
    </style:style>
    <style:style style:name="P22" style:family="paragraph">
      <loext:graphic-properties draw:fill-color="#ff4000"/>
      <style:paragraph-properties fo:text-align="center"/>
      <style:text-properties style:font-name="Times New Roman" fo:font-size="11pt" style:font-size-asian="11pt" style:font-size-complex="11pt"/>
    </style:style>
    <style:style style:name="T1" style:family="text">
      <style:text-properties fo:color="#000000" loext:opacity="100%" style:font-name="Liberation Sans2" fo:font-size="10pt" style:font-size-asian="10pt" style:font-name-complex="Liberation Sans2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176cm" svg:height="0.762cm" svg:x="0.999cm" svg:y="0.999cm" svg:viewBox="0 0 11177 763" draw:points="5589,763 0,763 0,0 11177,0 11177,763">
          <text:p/>
        </draw:polygon>
        <draw:polygon draw:style-name="gr1" draw:text-style-name="P1" draw:layer="layout" svg:width="5.97cm" svg:height="1.272cm" svg:x="5.951cm" svg:y="3.539cm" svg:viewBox="0 0 5971 1273" draw:points="1492,0 5971,0 4478,1273 0,1273">
          <text:p/>
        </draw:polygon>
        <draw:frame draw:style-name="gr2" draw:text-style-name="P3" draw:layer="layout" svg:width="10.899cm" svg:height="0.395cm" svg:x="1.139cm" svg:y="1.184cm">
          <draw:text-box>
            <text:p text:style-name="P2"><text:span text:style-name="T1">Mobile_</text:span><text:span text:style-name="T1">Robot: </text:span><text:span text:style-name="T1">Lane-</text:span><text:span text:style-name="T1">keeping</text:span><text:span text:style-name="T1">, </text:span><text:span text:style-name="T1">Obstacl</text:span><text:span text:style-name="T1">e-</text:span><text:span text:style-name="T1">avoidan</text:span><text:span text:style-name="T1">ce &amp; </text:span><text:span text:style-name="T1">Person </text:span><text:span text:style-name="T1">Followin</text:span><text:span text:style-name="T1">g</text:span></text:p>
          </draw:text-box>
        </draw:frame>
        <draw:frame draw:style-name="gr3" draw:text-style-name="P3" draw:layer="layout" svg:width="3.088cm" svg:height="0.395cm" svg:x="7.394cm" svg:y="3.78cm">
          <draw:text-box>
            <text:p text:style-name="P2"><text:span text:style-name="T1">Get </text:span><text:span text:style-name="T1">Camera </text:span><text:span text:style-name="T1">Feeds.</text:span></text:p>
          </draw:text-box>
        </draw:frame>
        <draw:polygon draw:style-name="gr1" draw:text-style-name="P1" draw:layer="layout" svg:width="2.796cm" svg:height="2.922cm" svg:x="3.539cm" svg:y="5.57cm" svg:viewBox="0 0 2797 2923" draw:points="1398,0 2797,1461 1398,2923 0,1461">
          <text:p/>
        </draw:polygon>
        <draw:frame draw:style-name="gr4" draw:text-style-name="P3" draw:layer="layout" svg:width="3.02cm" svg:height="0.395cm" svg:x="7.43cm" svg:y="4.175cm">
          <draw:text-box>
            <text:p text:style-name="P2"><text:span text:style-name="T1">Get </text:span><text:span text:style-name="T1">USS </text:span><text:span text:style-name="T1">Data/Pi</text:span><text:span text:style-name="T1">ng</text:span></text:p>
          </draw:text-box>
        </draw:frame>
        <draw:frame draw:style-name="gr5" draw:text-style-name="P3" draw:layer="layout" svg:width="1.856cm" svg:height="0.395cm" svg:x="4.011cm" svg:y="6.638cm">
          <draw:text-box>
            <text:p text:style-name="P2"><text:span text:style-name="T1">Check </text:span><text:span text:style-name="T1">lane </text:span></text:p>
          </draw:text-box>
        </draw:frame>
        <draw:polygon draw:style-name="gr1" draw:text-style-name="P1" draw:layer="layout" svg:width="2.286cm" svg:height="1.27cm" svg:x="1.253cm" svg:y="8.619cm" svg:viewBox="0 0 2287 1271" draw:points="1143,1271 0,1271 0,0 2287,0 2287,1271">
          <text:p/>
        </draw:polygon>
        <draw:frame draw:style-name="gr6" draw:text-style-name="P3" draw:layer="layout" svg:width="1.344cm" svg:height="0.395cm" svg:x="4.265cm" svg:y="7.029cm">
          <draw:text-box>
            <text:p text:style-name="P2"><text:span text:style-name="T1">Position</text:span><text:span text:style-name="T1">.</text:span></text:p>
          </draw:text-box>
        </draw:frame>
        <draw:polygon draw:style-name="gr1" draw:text-style-name="P1" draw:layer="layout" svg:width="2.54cm" svg:height="1.27cm" svg:x="6.841cm" svg:y="7.603cm" svg:viewBox="0 0 2541 1271" draw:points="1270,1271 0,1271 0,0 2541,0 2541,1271">
          <text:p/>
        </draw:polygon>
        <draw:frame draw:style-name="gr7" draw:text-style-name="P3" draw:layer="layout" svg:width="2.186cm" svg:height="0.395cm" svg:x="1.305cm" svg:y="9.058cm">
          <draw:text-box>
            <text:p text:style-name="P2"><text:span text:style-name="T1">Steer_s</text:span><text:span text:style-name="T1">traight</text:span></text:p>
          </draw:text-box>
        </draw:frame>
        <draw:frame draw:style-name="gr8" draw:text-style-name="P3" draw:layer="layout" svg:width="2.169cm" svg:height="0.395cm" svg:x="7.027cm" svg:y="7.647cm">
          <draw:text-box>
            <text:p text:style-name="P2"><text:span text:style-name="T1">Steer </text:span><text:span text:style-name="T1">towards</text:span></text:p>
          </draw:text-box>
        </draw:frame>
        <draw:frame draw:style-name="gr9" draw:text-style-name="P3" draw:layer="layout" svg:width="2.398cm" svg:height="0.395cm" svg:x="6.914cm" svg:y="8.042cm">
          <draw:text-box>
            <text:p text:style-name="P2"><text:span text:style-name="T1">the </text:span><text:span text:style-name="T1">Right or </text:span><text:span text:style-name="T1">the</text:span></text:p>
          </draw:text-box>
        </draw:frame>
        <draw:polygon draw:style-name="gr1" draw:text-style-name="P1" draw:layer="layout" svg:width="2.54cm" svg:height="1.27cm" svg:x="3.539cm" svg:y="11.159cm" svg:viewBox="0 0 2541 1271" draw:points="1271,1271 0,1271 0,0 2541,0 2541,1271">
          <text:p/>
        </draw:polygon>
        <draw:frame draw:style-name="gr10" draw:text-style-name="P3" draw:layer="layout" svg:width="0.684cm" svg:height="0.395cm" svg:x="7.772cm" svg:y="8.433cm">
          <draw:text-box>
            <text:p text:style-name="P2"><text:span text:style-name="T1">Left.</text:span></text:p>
          </draw:text-box>
        </draw:frame>
        <draw:frame draw:style-name="gr11" draw:text-style-name="P3" draw:layer="layout" svg:width="2.457cm" svg:height="0.395cm" svg:x="3.581cm" svg:y="11.203cm">
          <draw:text-box>
            <text:p text:style-name="P2"><text:span text:style-name="T1">Send </text:span><text:span text:style-name="T1">comma</text:span><text:span text:style-name="T1">nd</text:span></text:p>
          </draw:text-box>
        </draw:frame>
        <draw:frame draw:style-name="gr12" draw:text-style-name="P3" draw:layer="layout" svg:width="1.996cm" svg:height="0.395cm" svg:x="3.814cm" svg:y="11.598cm">
          <draw:text-box>
            <text:p text:style-name="P2"><text:span text:style-name="T1">to </text:span><text:span text:style-name="T1">respecti</text:span><text:span text:style-name="T1">ve</text:span></text:p>
          </draw:text-box>
        </draw:frame>
        <draw:polyline draw:style-name="gr13" draw:text-style-name="P4" draw:layer="layout" svg:width="1.143cm" svg:height="1.156cm" svg:x="2.396cm" svg:y="7.033cm" svg:viewBox="0 0 1144 1157" draw:points="1144,0 0,0 0,1157">
          <text:p/>
        </draw:polyline>
        <draw:polygon draw:style-name="gr14" draw:text-style-name="P1" draw:layer="layout" svg:width="0.3cm" svg:height="0.449cm" svg:x="2.246cm" svg:y="8.17cm" svg:viewBox="0 0 301 450" draw:points="151,450 301,0 0,0">
          <text:p/>
        </draw:polygon>
        <draw:polyline draw:style-name="gr13" draw:text-style-name="P4" draw:layer="layout" svg:width="1.27cm" svg:height="1.475cm" svg:x="3.539cm" svg:y="9.254cm" svg:viewBox="0 0 1271 1476" draw:points="0,0 1271,0 1271,1476">
          <text:p/>
        </draw:polyline>
        <draw:polygon draw:style-name="gr14" draw:text-style-name="P1" draw:layer="layout" svg:width="0.3cm" svg:height="0.449cm" svg:x="4.659cm" svg:y="10.71cm" svg:viewBox="0 0 301 450" draw:points="150,450 301,0 0,0">
          <text:p/>
        </draw:polygon>
        <draw:polygon draw:style-name="gr1" draw:text-style-name="P1" draw:layer="layout" svg:width="3.05cm" svg:height="1.018cm" svg:x="6.46cm" svg:y="9.635cm" svg:viewBox="0 0 3051 1019" draw:points="762,0 3051,0 2287,1019 0,1019">
          <text:p/>
        </draw:polygon>
        <draw:frame draw:style-name="gr15" draw:text-style-name="P3" draw:layer="layout" svg:width="1.09cm" svg:height="0.395cm" svg:x="4.265cm" svg:y="11.989cm">
          <draw:text-box>
            <text:p text:style-name="P2"><text:span text:style-name="T1">Wheel.</text:span></text:p>
          </draw:text-box>
        </draw:frame>
        <draw:frame draw:style-name="gr16" draw:text-style-name="P3" draw:layer="layout" svg:width="1.31cm" svg:height="0.395cm" svg:x="7.331cm" svg:y="9.749cm">
          <draw:text-box>
            <text:p text:style-name="P2"><text:span text:style-name="T1">Get </text:span><text:span text:style-name="T1">IMU</text:span></text:p>
          </draw:text-box>
        </draw:frame>
        <draw:polygon draw:style-name="gr1" draw:text-style-name="P1" draw:layer="layout" svg:width="4.998cm" svg:height="0.889cm" svg:x="12.556cm" svg:y="5.443cm" svg:viewBox="0 0 4999 890" draw:points="2499,890 0,890 0,0 4999,0 4999,890">
          <text:p/>
        </draw:polygon>
        <draw:frame draw:style-name="gr17" draw:text-style-name="P3" draw:layer="layout" svg:width="0.976cm" svg:height="0.395cm" svg:x="7.497cm" svg:y="10.144cm">
          <draw:text-box>
            <text:p text:style-name="P2"><text:span text:style-name="T1">data...</text:span></text:p>
          </draw:text-box>
        </draw:frame>
        <draw:frame draw:style-name="gr18" draw:text-style-name="P3" draw:layer="layout" svg:width="4.824cm" svg:height="0.395cm" svg:x="12.644cm" svg:y="5.495cm">
          <draw:text-box>
            <text:p text:style-name="P2"><text:span text:style-name="T1">Rotate </text:span><text:span text:style-name="T1">Servo_</text:span><text:span text:style-name="T1">Camera </text:span><text:span text:style-name="T1">towards</text:span></text:p>
          </draw:text-box>
        </draw:frame>
        <draw:polygon draw:style-name="gr1" draw:text-style-name="P1" draw:layer="layout" svg:width="1.805cm" svg:height="2.034cm" svg:x="14.053cm" svg:y="7.349cm" svg:viewBox="0 0 1806 2035" draw:points="903,0 1806,1016 903,2035 0,1016">
          <text:p/>
        </draw:polygon>
        <draw:frame draw:style-name="gr19" draw:text-style-name="P3" draw:layer="layout" svg:width="1.839cm" svg:height="0.395cm" svg:x="14.139cm" svg:y="5.886cm">
          <draw:text-box>
            <text:p text:style-name="P2"><text:span text:style-name="T1">Obstacl</text:span><text:span text:style-name="T1">e….</text:span></text:p>
          </draw:text-box>
        </draw:frame>
        <draw:frame draw:style-name="gr20" draw:text-style-name="P3" draw:layer="layout" svg:width="1.488cm" svg:height="0.395cm" svg:x="14.213cm" svg:y="8.169cm">
          <draw:text-box>
            <text:p text:style-name="P2"><text:span text:style-name="T1">Obstacl</text:span><text:span text:style-name="T1">e </text:span></text:p>
          </draw:text-box>
        </draw:frame>
        <draw:frame draw:style-name="gr21" draw:text-style-name="P3" draw:layer="layout" svg:width="0.819cm" svg:height="0.395cm" svg:x="14.549cm" svg:y="8.56cm">
          <draw:text-box>
            <text:p text:style-name="P2"><text:span text:style-name="T1">State</text:span></text:p>
          </draw:text-box>
        </draw:frame>
        <draw:polygon draw:style-name="gr1" draw:text-style-name="P1" draw:layer="layout" svg:width="1.397cm" svg:height="0.762cm" svg:x="12.301cm" svg:y="9.889cm" svg:viewBox="0 0 1398 763" draw:points="699,763 0,763 0,0 1398,0 1398,763">
          <text:p/>
        </draw:polygon>
        <draw:frame draw:style-name="gr22" draw:text-style-name="P3" draw:layer="layout" svg:width="0.352cm" svg:height="0.395cm" svg:x="14.859cm" svg:y="8.956cm">
          <draw:text-box>
            <text:p text:style-name="P2"><text:span text:style-name="T1">?</text:span></text:p>
          </draw:text-box>
        </draw:frame>
        <draw:polygon draw:style-name="gr1" draw:text-style-name="P1" draw:layer="layout" svg:width="1.397cm" svg:height="0.762cm" svg:x="16.238cm" svg:y="9.889cm" svg:viewBox="0 0 1398 763" draw:points="699,763 0,763 0,0 1398,0 1398,763">
          <text:p/>
        </draw:polygon>
        <draw:frame draw:style-name="gr23" draw:text-style-name="P3" draw:layer="layout" svg:width="0.878cm" svg:height="0.395cm" svg:x="12.562cm" svg:y="10.074cm">
          <draw:text-box>
            <text:p text:style-name="P2"><text:span text:style-name="T1">Static</text:span></text:p>
          </draw:text-box>
        </draw:frame>
        <draw:polyline draw:style-name="gr13" draw:text-style-name="P4" draw:layer="layout" svg:width="1.053cm" svg:height="1.094cm" svg:x="13cm" svg:y="8.365cm" svg:viewBox="0 0 1054 1095" draw:points="1054,0 0,0 0,1095">
          <text:p/>
        </draw:polyline>
        <draw:polygon draw:style-name="gr14" draw:text-style-name="P1" draw:layer="layout" svg:width="0.3cm" svg:height="0.449cm" svg:x="12.85cm" svg:y="9.44cm" svg:viewBox="0 0 301 450" draw:points="150,450 301,0 0,0">
          <text:p/>
        </draw:polygon>
        <draw:polyline draw:style-name="gr13" draw:text-style-name="P4" draw:layer="layout" svg:width="1.079cm" svg:height="1.094cm" svg:x="15.858cm" svg:y="8.365cm" svg:viewBox="0 0 1080 1095" draw:points="0,0 1080,0 1080,1095">
          <text:p/>
        </draw:polyline>
        <draw:polygon draw:style-name="gr14" draw:text-style-name="P1" draw:layer="layout" svg:width="0.3cm" svg:height="0.449cm" svg:x="16.787cm" svg:y="9.44cm" svg:viewBox="0 0 301 450" draw:points="150,450 301,0 0,0">
          <text:p/>
        </draw:polygon>
        <draw:polygon draw:style-name="gr1" draw:text-style-name="P1" draw:layer="layout" svg:width="2.032cm" svg:height="0.889cm" svg:x="17.763cm" svg:y="13.698cm" svg:viewBox="0 0 2033 890" draw:points="1016,890 0,890 0,0 2033,0 2033,890">
          <text:p/>
        </draw:polygon>
        <draw:frame draw:style-name="gr24" draw:text-style-name="P3" draw:layer="layout" svg:width="1.132cm" svg:height="0.395cm" svg:x="16.372cm" svg:y="10.074cm">
          <draw:text-box>
            <text:p text:style-name="P2"><text:span text:style-name="T1">Moving</text:span></text:p>
          </draw:text-box>
        </draw:frame>
        <draw:frame draw:style-name="gr25" draw:text-style-name="P3" draw:layer="layout" svg:width="1.695cm" svg:height="0.395cm" svg:x="17.942cm" svg:y="13.75cm">
          <draw:text-box>
            <text:p text:style-name="P2"><text:span text:style-name="T1">Scan </text:span><text:span text:style-name="T1">April </text:span></text:p>
          </draw:text-box>
        </draw:frame>
        <draw:line draw:style-name="gr13" draw:text-style-name="P4" draw:layer="layout" svg:x1="16.874cm" svg:y1="10.651cm" svg:x2="16.874cm" svg:y2="11.11cm">
          <text:p/>
        </draw:line>
        <draw:polygon draw:style-name="gr14" draw:text-style-name="P1" draw:layer="layout" svg:width="0.3cm" svg:height="0.449cm" svg:x="16.724cm" svg:y="11.091cm" svg:viewBox="0 0 301 450" draw:points="150,450 301,0 0,0">
          <text:p/>
        </draw:polygon>
        <draw:polygon draw:style-name="gr1" draw:text-style-name="P1" draw:layer="layout" svg:width="2.034cm" svg:height="2.16cm" svg:x="15.858cm" svg:y="11.539cm" svg:viewBox="0 0 2035 2161" draw:points="1016,0 2035,1081 1016,2161 0,1081">
          <text:p/>
        </draw:polygon>
        <draw:frame draw:style-name="gr26" draw:text-style-name="P3" draw:layer="layout" svg:width="0.586cm" svg:height="0.395cm" svg:x="18.489cm" svg:y="14.141cm">
          <draw:text-box>
            <text:p text:style-name="P2"><text:span text:style-name="T1">tag.</text:span></text:p>
          </draw:text-box>
        </draw:frame>
        <draw:frame draw:style-name="gr27" draw:text-style-name="P3" draw:layer="layout" svg:width="0.375cm" svg:height="0.395cm" svg:x="16.69cm" svg:y="12.028cm">
          <draw:text-box>
            <text:p text:style-name="P2"><text:span text:style-name="T1">Is </text:span></text:p>
          </draw:text-box>
        </draw:frame>
        <draw:frame draw:style-name="gr28" draw:text-style-name="P3" draw:layer="layout" svg:width="1.382cm" svg:height="0.395cm" svg:x="16.185cm" svg:y="12.423cm">
          <draw:text-box>
            <text:p text:style-name="P2"><text:span text:style-name="T1">April_ta</text:span><text:span text:style-name="T1">g</text:span></text:p>
          </draw:text-box>
        </draw:frame>
        <draw:polyline draw:style-name="gr13" draw:text-style-name="P4" draw:layer="layout" svg:width="0.889cm" svg:height="0.648cm" svg:x="17.89cm" svg:y="12.621cm" svg:viewBox="0 0 890 649" draw:points="0,0 890,0 890,649">
          <text:p/>
        </draw:polyline>
        <draw:polygon draw:style-name="gr14" draw:text-style-name="P1" draw:layer="layout" svg:width="0.3cm" svg:height="0.449cm" svg:x="18.629cm" svg:y="13.25cm" svg:viewBox="0 0 301 450" draw:points="151,450 301,0 0,0">
          <text:p/>
        </draw:polygon>
        <draw:polygon draw:style-name="gr1" draw:text-style-name="P1" draw:layer="layout" svg:width="2.032cm" svg:height="1.016cm" svg:x="17.763cm" svg:y="15.477cm" svg:viewBox="0 0 2033 1017" draw:points="1016,1017 0,1017 0,0 2033,0 2033,1017">
          <text:p/>
        </draw:polygon>
        <draw:frame draw:style-name="gr22" draw:text-style-name="P3" draw:layer="layout" svg:width="0.352cm" svg:height="0.395cm" svg:x="16.778cm" svg:y="12.815cm">
          <draw:text-box>
            <text:p text:style-name="P2"><text:span text:style-name="T1">?</text:span></text:p>
          </draw:text-box>
        </draw:frame>
        <draw:frame draw:style-name="gr29" draw:text-style-name="P3" draw:layer="layout" svg:width="1.666cm" svg:height="0.395cm" svg:x="17.956cm" svg:y="15.591cm">
          <draw:text-box>
            <text:p text:style-name="P2"><text:span text:style-name="T1">Track </text:span><text:span text:style-name="T1">and </text:span></text:p>
          </draw:text-box>
        </draw:frame>
        <draw:line draw:style-name="gr13" draw:text-style-name="P4" draw:layer="layout" svg:x1="18.779cm" svg:y1="14.588cm" svg:x2="18.779cm" svg:y2="15.047cm">
          <text:p/>
        </draw:line>
        <draw:polygon draw:style-name="gr14" draw:text-style-name="P1" draw:layer="layout" svg:width="0.3cm" svg:height="0.449cm" svg:x="18.629cm" svg:y="15.028cm" svg:viewBox="0 0 301 450" draw:points="151,450 301,0 0,0">
          <text:p/>
        </draw:polygon>
        <draw:path draw:style-name="gr14" draw:text-style-name="P1" draw:layer="layout" svg:width="4.32cm" svg:height="0.764cm" svg:x="16.239cm" svg:y="19.414cm" svg:viewBox="0 0 4321 765" svg:d="M2159 0c-1178 0-2159 44-2159 96v573c0 52 981 96 2159 96 1180 0 2162-44 2162-96v-573c0-52-982-96-2162-96z">
          <text:p/>
        </draw:path>
        <draw:path draw:style-name="gr30" draw:text-style-name="P4" draw:layer="layout" svg:width="4.32cm" svg:height="0.764cm" svg:x="16.239cm" svg:y="19.414cm" svg:viewBox="0 0 4321 765" svg:d="M2159 0c-1178 0-2159 44-2159 96v573c0 52 981 96 2159 96 1180 0 2162-44 2162-96v-573c0-52-982-96-2162-96z">
          <text:p/>
        </draw:path>
        <draw:path draw:style-name="gr31" draw:text-style-name="P5" draw:layer="layout" svg:width="4.32cm" svg:height="0.19cm" svg:x="16.239cm" svg:y="19.414cm" svg:viewBox="0 0 4321 191" svg:d="M2159 0c-1178 0-2159 43-2159 96 0 52 981 95 2159 95 1180 0 2162-43 2162-95 0-53-982-96-2162-96z">
          <text:p/>
        </draw:path>
        <draw:path draw:style-name="gr30" draw:text-style-name="P4" draw:layer="layout" svg:width="4.32cm" svg:height="0.19cm" svg:x="16.239cm" svg:y="19.414cm" svg:viewBox="0 0 4321 191" svg:d="M2159 0c-1178 0-2159 43-2159 96 0 52 981 95 2159 95 1180 0 2162-43 2162-95 0-53-982-96-2162-96z">
          <text:p/>
        </draw:path>
        <draw:frame draw:style-name="gr32" draw:text-style-name="P3" draw:layer="layout" svg:width="1.814cm" svg:height="0.395cm" svg:x="17.896cm" svg:y="15.986cm">
          <draw:text-box>
            <text:p text:style-name="P2"><text:span text:style-name="T1">Follow </text:span><text:span text:style-name="T1">Tag.</text:span></text:p>
          </draw:text-box>
        </draw:frame>
        <draw:polygon draw:style-name="gr1" draw:text-style-name="P1" draw:layer="layout" svg:width="2.921cm" svg:height="0.889cm" svg:x="11.412cm" svg:y="11.666cm" svg:viewBox="0 0 2922 890" draw:points="1461,890 0,890 0,0 2922,0 2922,890">
          <text:p/>
        </draw:polygon>
        <draw:frame draw:style-name="gr33" draw:text-style-name="P3" draw:layer="layout" svg:width="3.126cm" svg:height="0.395cm" svg:x="16.838cm" svg:y="19.645cm">
          <draw:text-box>
            <text:p text:style-name="P2"><text:span text:style-name="T1">call(obs</text:span><text:span text:style-name="T1">tacle </text:span><text:span text:style-name="T1">state?)</text:span></text:p>
          </draw:text-box>
        </draw:frame>
        <draw:frame draw:style-name="gr34" draw:text-style-name="P3" draw:layer="layout" svg:width="2.868cm" svg:height="0.395cm" svg:x="11.441cm" svg:y="11.718cm">
          <draw:text-box>
            <text:p text:style-name="P2"><text:span text:style-name="T1">Calculat</text:span><text:span text:style-name="T1">e </text:span><text:span text:style-name="T1">distanc</text:span><text:span text:style-name="T1">e</text:span></text:p>
          </draw:text-box>
        </draw:frame>
        <draw:polygon draw:style-name="gr1" draw:text-style-name="P1" draw:layer="layout" svg:width="4.826cm" svg:height="1.016cm" svg:x="10.397cm" svg:y="13.445cm" svg:viewBox="0 0 4827 1017" draw:points="2414,1017 0,1017 0,0 4827,0 4827,1017">
          <text:p/>
        </draw:polygon>
        <draw:frame draw:style-name="gr35" draw:text-style-name="P3" draw:layer="layout" svg:width="1.954cm" svg:height="0.395cm" svg:x="11.896cm" svg:y="12.109cm">
          <draw:text-box>
            <text:p text:style-name="P2"><text:span text:style-name="T1">From </text:span><text:span text:style-name="T1">object.</text:span></text:p>
          </draw:text-box>
        </draw:frame>
        <draw:frame draw:style-name="gr36" draw:text-style-name="P3" draw:layer="layout" svg:width="4.676cm" svg:height="0.395cm" svg:x="10.474cm" svg:y="13.559cm">
          <draw:text-box>
            <text:p text:style-name="P2"><text:span text:style-name="T1">Get </text:span><text:span text:style-name="T1">orientati</text:span><text:span text:style-name="T1">on and </text:span><text:span text:style-name="T1">dimensi</text:span><text:span text:style-name="T1">on</text:span></text:p>
          </draw:text-box>
        </draw:frame>
        <draw:polygon draw:style-name="gr1" draw:text-style-name="P1" draw:layer="layout" svg:width="2.668cm" svg:height="3.05cm" svg:x="12.809cm" svg:y="15.35cm" svg:viewBox="0 0 2669 3051" draw:points="1334,0 2669,1525 1334,3051 0,1525">
          <text:p/>
        </draw:polygon>
        <draw:frame draw:style-name="gr37" draw:text-style-name="P3" draw:layer="layout" svg:width="2.542cm" svg:height="0.395cm" svg:x="11.539cm" svg:y="13.954cm">
          <draw:text-box>
            <text:p text:style-name="P2"><text:span text:style-name="T1">Of the </text:span><text:span text:style-name="T1">Obstacl</text:span><text:span text:style-name="T1">e.</text:span></text:p>
          </draw:text-box>
        </draw:frame>
        <draw:frame draw:style-name="gr27" draw:text-style-name="P3" draw:layer="layout" svg:width="0.375cm" svg:height="0.395cm" svg:x="13.959cm" svg:y="15.694cm">
          <draw:text-box>
            <text:p text:style-name="P2"><text:span text:style-name="T1">Is </text:span></text:p>
          </draw:text-box>
        </draw:frame>
        <draw:frame draw:style-name="gr16" draw:text-style-name="P3" draw:layer="layout" svg:width="1.31cm" svg:height="0.395cm" svg:x="13.49cm" svg:y="16.085cm">
          <draw:text-box>
            <text:p text:style-name="P2"><text:span text:style-name="T1">obstacl</text:span><text:span text:style-name="T1">e</text:span></text:p>
          </draw:text-box>
        </draw:frame>
        <draw:frame draw:style-name="gr38" draw:text-style-name="P3" draw:layer="layout" svg:width="0.993cm" svg:height="0.395cm" svg:x="13.649cm" svg:y="16.48cm">
          <draw:text-box>
            <text:p text:style-name="P2"><text:span text:style-name="T1">within </text:span></text:p>
          </draw:text-box>
        </draw:frame>
        <draw:frame draw:style-name="gr26" draw:text-style-name="P3" draw:layer="layout" svg:width="0.586cm" svg:height="0.395cm" svg:x="13.854cm" svg:y="16.875cm">
          <draw:text-box>
            <text:p text:style-name="P2"><text:span text:style-name="T1">the </text:span></text:p>
          </draw:text-box>
        </draw:frame>
        <draw:frame draw:style-name="gr39" draw:text-style-name="P3" draw:layer="layout" svg:width="0.662cm" svg:height="0.395cm" svg:x="13.815cm" svg:y="17.267cm">
          <draw:text-box>
            <text:p text:style-name="P2"><text:span text:style-name="T1">lane</text:span></text:p>
          </draw:text-box>
        </draw:frame>
        <draw:polygon draw:style-name="gr1" draw:text-style-name="P1" draw:layer="layout" svg:width="2.794cm" svg:height="0.889cm" svg:x="9cm" svg:y="16.365cm" svg:viewBox="0 0 2795 890" draw:points="1398,890 0,890 0,0 2795,0 2795,890">
          <text:p/>
        </draw:polygon>
        <draw:frame draw:style-name="gr22" draw:text-style-name="P3" draw:layer="layout" svg:width="0.352cm" svg:height="0.395cm" svg:x="14.048cm" svg:y="17.662cm">
          <draw:text-box>
            <text:p text:style-name="P2"><text:span text:style-name="T1">?</text:span></text:p>
          </draw:text-box>
        </draw:frame>
        <draw:frame draw:style-name="gr40" draw:text-style-name="P3" draw:layer="layout" svg:width="2.559cm" svg:height="0.395cm" svg:x="9.119cm" svg:y="16.417cm">
          <draw:text-box>
            <text:p text:style-name="P2"><text:span text:style-name="T1">Perform </text:span><text:span text:style-name="T1">evasion</text:span></text:p>
          </draw:text-box>
        </draw:frame>
        <draw:polygon draw:style-name="gr1" draw:text-style-name="P1" draw:layer="layout" svg:width="2.794cm" svg:height="0.889cm" svg:x="6.968cm" svg:y="18.524cm" svg:viewBox="0 0 2795 890" draw:points="1398,890 0,890 0,0 2795,0 2795,890">
          <text:p/>
        </draw:polygon>
        <draw:frame draw:style-name="gr41" draw:text-style-name="P3" draw:layer="layout" svg:width="1.657cm" svg:height="0.395cm" svg:x="9.571cm" svg:y="16.808cm">
          <draw:text-box>
            <text:p text:style-name="P2"><text:span text:style-name="T1">calculat</text:span><text:span text:style-name="T1">ion</text:span></text:p>
          </draw:text-box>
        </draw:frame>
        <draw:frame draw:style-name="gr42" draw:text-style-name="P3" draw:layer="layout" svg:width="2.127cm" svg:height="0.395cm" svg:x="7.303cm" svg:y="18.576cm">
          <draw:text-box>
            <text:p text:style-name="P2"><text:span text:style-name="T1">Perform </text:span><text:span text:style-name="T1">dead</text:span></text:p>
          </draw:text-box>
        </draw:frame>
        <draw:line draw:style-name="gr13" draw:text-style-name="P4" draw:layer="layout" svg:x1="12.81cm" svg:y1="16.874cm" svg:x2="12.224cm" svg:y2="16.874cm">
          <text:p/>
        </draw:line>
        <draw:polygon draw:style-name="gr14" draw:text-style-name="P1" draw:layer="layout" svg:width="0.45cm" svg:height="0.3cm" svg:x="11.794cm" svg:y="16.724cm" svg:viewBox="0 0 451 301" draw:points="0,150 451,301 451,0">
          <text:p/>
        </draw:polygon>
        <draw:polyline draw:style-name="gr13" draw:text-style-name="P4" draw:layer="layout" svg:width="0.635cm" svg:height="1.285cm" svg:x="8.365cm" svg:y="16.81cm" svg:viewBox="0 0 636 1286" draw:points="636,0 0,0 0,1286">
          <text:p/>
        </draw:polyline>
        <draw:polygon draw:style-name="gr14" draw:text-style-name="P1" draw:layer="layout" svg:width="0.3cm" svg:height="0.449cm" svg:x="8.215cm" svg:y="18.076cm" svg:viewBox="0 0 301 450" draw:points="151,450 301,0 0,0">
          <text:p/>
        </draw:polygon>
        <draw:polyline draw:style-name="gr13" draw:text-style-name="P4" draw:layer="layout" svg:width="1.778cm" svg:height="0.14cm" svg:x="6.333cm" svg:y="7.033cm" svg:viewBox="0 0 1779 141" draw:points="0,0 1779,0 1779,141">
          <text:p/>
        </draw:polyline>
        <draw:polygon draw:style-name="gr14" draw:text-style-name="P1" draw:layer="layout" svg:width="0.3cm" svg:height="0.449cm" svg:x="7.961cm" svg:y="7.154cm" svg:viewBox="0 0 301 450" draw:points="150,450 301,0 0,0">
          <text:p/>
        </draw:polygon>
        <draw:line draw:style-name="gr13" draw:text-style-name="P4" draw:layer="layout" svg:x1="8.111cm" svg:y1="8.873cm" svg:x2="8.111cm" svg:y2="9.205cm">
          <text:p/>
        </draw:line>
        <draw:polygon draw:style-name="gr14" draw:text-style-name="P1" draw:layer="layout" svg:width="0.3cm" svg:height="0.449cm" svg:x="7.961cm" svg:y="9.186cm" svg:viewBox="0 0 301 450" draw:points="150,450 301,0 0,0">
          <text:p/>
        </draw:polygon>
        <draw:polyline draw:style-name="gr13" draw:text-style-name="P4" draw:layer="layout" svg:width="2.032cm" svg:height="0.586cm" svg:x="4.809cm" svg:y="10.143cm" svg:viewBox="0 0 2033 587" draw:points="2033,0 0,0 0,587">
          <text:p/>
        </draw:polyline>
        <draw:polygon draw:style-name="gr14" draw:text-style-name="P1" draw:layer="layout" svg:width="0.3cm" svg:height="0.449cm" svg:x="4.659cm" svg:y="10.71cm" svg:viewBox="0 0 301 450" draw:points="150,450 301,0 0,0">
          <text:p/>
        </draw:polygon>
        <draw:path draw:style-name="gr43" draw:text-style-name="P6" draw:layer="layout" svg:width="0.204cm" svg:height="0.249cm" svg:x="6.627cm" svg:y="20.524cm" svg:viewBox="0 0 205 250" svg:d="M205 181c0 22-9 40-26 51-20 12-44 18-75 18-61 0-95-21-104-63l32-6c3 16 11 26 23 34 13 6 28 9 49 9 22 2 37-3 49-9 12-8 17-18 17-32 0-8-1-14-5-20-4-5-9-9-15-12s-15-6-23-8c-9-3-20-6-30-9-19-3-34-8-45-12-9-5-17-10-23-14-6-6-9-12-12-20-3-6-6-14-6-23 0-21 9-38 24-50 17-11 40-15 69-15 28 0 49 4 63 12 15 10 25 25 32 45l-34 5c-4-12-10-21-21-28-9-6-23-9-40-9-20 0-35 3-46 9-9 7-15 17-15 30 0 7 3 12 6 18 5 4 11 9 17 12 9 3 23 8 46 14 6 1 15 3 21 4 8 2 16 5 22 8s14 5 21 8c4 3 10 7 15 12 3 6 8 12 9 17 3 7 5 15 5 24z">
          <text:p/>
        </draw:path>
        <draw:path draw:style-name="gr43" draw:text-style-name="P6" draw:layer="layout" svg:width="0.09cm" svg:height="0.231cm" svg:x="6.849cm" svg:y="20.545cm" svg:viewBox="0 0 91 232" svg:d="M91 228c-9 3-21 4-30 4-27 0-39-15-38-44v-124h-23v-23h23l9-41h23v41l33 2v21h-33v118c0 9 1 15 4 20 2 4 8 4 14 6 5 0 11-2 18-3z">
          <text:p/>
        </draw:path>
        <draw:path draw:style-name="gr43" draw:text-style-name="P6" draw:layer="layout" svg:width="0.165cm" svg:height="0.193cm" svg:x="6.956cm" svg:y="20.585cm" svg:viewBox="0 0 166 194" svg:d="M33 101c0 21 5 38 14 49 8 12 22 19 38 19 14 0 25-1 34-7 8-6 12-14 15-21l28 7c-11 32-37 46-77 46-27-2-47-9-62-26-15-18-23-43-23-75 0-30 8-53 23-70s35-25 61-23c55 0 82 32 82 98v4zM134 78c-1-18-6-34-15-43-8-9-20-12-35-14-14 0-26 5-35 16-10 9-14 23-14 41z">
          <text:p/>
        </draw:path>
        <draw:path draw:style-name="gr43" draw:text-style-name="P6" draw:layer="layout" svg:width="0.164cm" svg:height="0.192cm" svg:x="7.152cm" svg:y="20.587cm" svg:viewBox="0 0 165 193" svg:d="M32 103c0 20 5 37 12 49 10 12 22 17 40 17 14 1 23-2 32-6 8-6 14-13 17-22l27 8c-11 31-36 44-76 44-27-1-49-9-64-26-14-15-20-41-20-73 0-31 6-55 20-70 15-17 35-26 63-24 55 0 82 33 82 100v3zM133 80c-3-20-7-35-15-44s-20-14-35-14c-16-1-28 5-37 14-9 11-14 26-14 43z">
          <text:p/>
        </draw:path>
        <draw:path draw:style-name="gr43" draw:text-style-name="P6" draw:layer="layout" svg:width="0.089cm" svg:height="0.19cm" svg:x="7.354cm" svg:y="20.588cm" svg:viewBox="0 0 90 191" svg:d="M2 191v-145c0-12 0-28-2-43h29c2 22 3 34 3 38 5-15 11-27 17-32 6-6 15-9 28-9 4 0 8 2 13 3v28c-5-2-10-2-18-2-12 0-23 6-29 17s-11 26-11 46v99z">
          <text:p/>
        </draw:path>
        <draw:path draw:style-name="gr43" draw:text-style-name="P6" draw:layer="layout" svg:width="0.09cm" svg:height="0.231cm" svg:x="7.553cm" svg:y="20.553cm" svg:viewBox="0 0 91 232" svg:d="M91 227c-10 3-21 5-32 5-25 0-39-15-39-43l1-124-21-1v-22h23l9-42h20v42h36v23h-36v118c0 9 1 15 6 18 3 5 7 5 15 6 3 0 9-1 18-3z">
          <text:p/>
        </draw:path>
        <draw:path draw:style-name="gr43" draw:text-style-name="P6" draw:layer="layout" svg:width="0.166cm" svg:height="0.193cm" svg:x="7.659cm" svg:y="20.591cm" svg:viewBox="0 0 167 194" svg:d="M167 98c0 32-6 57-21 73-14 17-35 24-63 23-27 0-48-8-62-25s-21-42-21-73c0-64 27-96 85-96 29 2 49 9 62 26 14 14 20 40 20 72zM135 98c0-26-3-44-12-57-8-10-20-16-37-18-20 0-33 6-42 18-8 13-11 31-11 55 0 25 3 43 11 57 9 12 21 18 39 19 19 0 32-6 40-19 8-12 12-29 12-55z">
          <text:p/>
        </draw:path>
        <draw:path draw:style-name="gr43" draw:text-style-name="P6" draw:layer="layout" svg:width="0.256cm" svg:height="0.188cm" svg:x="7.839cm" svg:y="20.597cm" svg:viewBox="0 0 257 189" svg:d="M202 189l-35-1-34-133-6-29c0 5-3 14-5 23-1 9-13 55-35 139h-35l-52-188h31l30 127c2 2 5 14 8 34l3-12 40-149 32 2 32 127 9 33 5-24 36-136h31z">
          <text:p/>
        </draw:path>
        <draw:path draw:style-name="gr43" draw:text-style-name="P6" draw:layer="layout" svg:width="0.181cm" svg:height="0.193cm" svg:x="8.108cm" svg:y="20.597cm" svg:viewBox="0 0 182 194" svg:d="M57 194c-20 0-34-6-43-15-9-11-14-25-14-43s6-33 20-44c11-9 32-15 60-15h43v-11c0-15-3-26-11-32-6-8-15-11-29-11s-24 3-31 6c-7 5-9 13-12 23l-32-3c6-33 31-50 75-49 23 0 41 5 55 17 10 11 16 26 16 46v81c0 10 2 16 5 21 2 5 6 8 14 8 3 0 6-2 9-2v20c-8 1-15 3-23 1-12 0-20-3-26-9s-9-15-10-27c-8 14-17 24-28 29-10 6-24 9-38 9zM63 171c11 0 22-3 31-8 9-4 15-13 21-22 5-9 8-17 8-28v-15h-34c-15 0-26 2-34 3-7 3-13 8-18 14-3 6-6 12-6 23 0 9 3 18 9 24 5 6 14 9 23 9z">
          <text:p/>
        </draw:path>
        <draw:path draw:style-name="gr43" draw:text-style-name="P6" draw:layer="layout" svg:width="0.089cm" svg:height="0.189cm" svg:x="8.31cm" svg:y="20.599cm" svg:viewBox="0 0 90 190" svg:d="M2 190v-143c0-14 0-29-2-44h30c2 21 2 35 2 38 6-15 12-26 17-32 7-6 17-9 29-9 3 0 8 0 12 3v27c-4-1-9-1-17-1-12 0-23 4-29 15-7 12-11 28-11 49v97z">
          <text:p/>
        </draw:path>
        <draw:path draw:style-name="gr43" draw:text-style-name="P6" draw:layer="layout" svg:width="0.159cm" svg:height="0.257cm" svg:x="8.421cm" svg:y="20.536cm" svg:viewBox="0 0 160 258" svg:d="M128 226c-7 12-14 20-23 26-10 5-22 6-36 6-24 0-42-8-53-23-10-17-16-41-16-72 0-67 22-100 69-99 14 0 26 3 36 8 9 6 16 15 23 26v-21-77h30v217c0 21 0 32 2 40l-31-2c0-2 0-6 0-12s0-12 0-17zM34 162c0 26 3 44 9 55 8 12 19 18 34 18 17 0 31-6 38-18 8-12 13-31 13-57 0-25-5-44-13-54-7-13-20-19-38-19-14 0-26 5-34 17-6 11-9 31-9 58z">
          <text:p/>
        </draw:path>
        <draw:path draw:style-name="gr43" draw:text-style-name="P6" draw:layer="layout" svg:width="0.155cm" svg:height="0.194cm" svg:x="8.61cm" svg:y="20.602cm" svg:viewBox="0 0 156 195" svg:d="M156 139c0 19-6 33-20 42-14 10-32 14-56 14-25 0-43-4-54-12-14-8-21-20-26-38l28-4c3 10 9 17 17 22 7 6 20 8 35 9 16 0 27-3 34-7 8-5 11-13 11-23 0-8-1-14-7-18-5-5-14-8-25-12l-22-7c-19-4-31-9-39-13-7-5-13-11-18-17-3-5-6-14-6-23 0-17 6-29 18-38 13-10 31-14 54-14 22 0 38 4 50 12s20 20 23 35l-28 3c-3-7-6-15-15-18-6-6-17-8-30-8-14 0-25 2-31 6-7 5-10 11-10 19 0 6 1 10 4 14s6 7 11 9c6 1 18 6 35 9 18 6 30 9 36 12 8 5 14 8 17 12 5 5 9 10 11 16 1 6 3 12 3 18z">
          <text:p/>
        </draw:path>
        <draw:path draw:style-name="gr43" draw:text-style-name="P6" draw:layer="layout" svg:width="0.09cm" svg:height="0.231cm" svg:x="8.881cm" svg:y="20.568cm" svg:viewBox="0 0 91 232" svg:d="M91 228c-9 3-21 4-31 4-26 0-38-15-38-44v-124h-22v-23h23l9-41h20v41l36 1v22h-36v119c0 8 3 14 6 19 2 4 9 4 15 6 5 0 11-2 18-3z">
          <text:p/>
        </draw:path>
        <draw:path draw:style-name="gr43" draw:text-style-name="P6" draw:layer="layout" svg:width="0.149cm" svg:height="0.257cm" svg:x="8.997cm" svg:y="20.541cm" svg:viewBox="0 0 150 258" svg:d="M32 102c6-13 14-22 23-26 11-7 21-8 37-8 20 0 35 5 44 15 9 9 14 26 14 51v124h-31v-118c0-14 0-23-3-29-3-8-6-12-12-16-6-3-14-4-23-4-14 0-26 4-35 15-9 9-14 23-14 40v110h-32v-256h32v68c0 6 0 14 0 20 0 9 0 12 0 14z">
          <text:p/>
        </draw:path>
        <draw:path draw:style-name="gr43" draw:text-style-name="P6" draw:layer="layout" svg:width="0.165cm" svg:height="0.193cm" svg:x="9.183cm" svg:y="20.609cm" svg:viewBox="0 0 166 194" svg:d="M33 103c0 20 3 39 12 50 10 12 22 17 40 18 14 0 23-3 31-7 9-6 15-13 18-22l27 9c-11 29-36 43-76 43-29 0-49-9-64-26-14-15-21-42-21-74 1-31 7-54 21-69 15-17 35-26 63-25 55 0 82 34 82 100v3zM134 80c-3-20-7-34-15-43s-20-14-37-14c-15 0-26 5-35 14-9 11-14 25-14 41z">
          <text:p/>
        </draw:path>
        <draw:path draw:style-name="gr43" draw:text-style-name="P6" draw:layer="layout" svg:width="0.209cm" svg:height="0.268cm" svg:x="9.489cm" svg:y="20.559cm" svg:viewBox="0 0 210 269" svg:d="M172 269l-63-110-75-4v112h-34v-267l115 1c28 0 49 8 63 21 15 13 23 32 23 57 0 19-6 35-15 48-11 15-25 22-45 25l69 117zM167 79c0-16-3-29-13-35-11-9-23-13-42-13l-78-3v99l80 2c17 0 30-5 40-13 10-9 13-21 13-37z">
          <text:p/>
        </draw:path>
        <draw:path draw:style-name="gr43" draw:text-style-name="P6" draw:layer="layout" svg:width="0.031cm" svg:height="0.256cm" svg:x="9.738cm" svg:y="20.548cm" svg:viewBox="0 0 32 257" svg:d="M0 31v-31h32v31zM0 257v-185h32v185z">
          <text:p/>
        </draw:path>
        <draw:path draw:style-name="gr43" draw:text-style-name="P6" draw:layer="layout" svg:width="0.159cm" svg:height="0.262cm" svg:x="9.804cm" svg:y="20.617cm" svg:viewBox="0 0 160 263" svg:d="M82 263c-21 0-38-5-50-12-12-8-20-19-23-34l31-6c1 9 7 17 13 21 8 5 17 8 29 8 32 0 46-17 46-55v-30c-5 12-14 21-23 27-11 5-23 8-38 8-23 0-40-8-50-23-11-15-17-40-17-72 0-34 6-58 18-72 11-17 29-24 52-23 15 0 27 3 36 8 10 6 17 15 22 26 0-2 1-8 1-17 2-9 2-14 2-14h29c0 6 0 20 0 40v142c0 53-26 78-78 78zM128 97c0-16-2-30-5-40-4-11-11-20-18-25-8-6-17-9-26-9-17 0-29 5-35 17-8 11-12 29-12 55s4 43 11 55c7 11 18 17 36 17 9 0 18-3 26-8 7-6 14-14 18-24 3-11 5-25 5-38z">
          <text:p/>
        </draw:path>
        <draw:path draw:style-name="gr43" draw:text-style-name="P6" draw:layer="layout" svg:width="0.15cm" svg:height="0.259cm" svg:x="10.009cm" svg:y="20.551cm" svg:viewBox="0 0 151 260" svg:d="M30 103c8-12 16-22 26-28 9-4 20-7 35-7 20 0 35 6 44 15 11 11 16 27 16 52v125h-31v-120c0-14-3-23-4-30-2-6-7-10-13-13-4-3-12-5-23-5-13 0-26 5-36 14-9 11-12 23-12 41v111l-32-1v-257l32 2v66c0 6 0 13-2 21 0 8 0 12 0 14z">
          <text:p/>
        </draw:path>
        <draw:path draw:style-name="gr43" draw:text-style-name="P6" draw:layer="layout" svg:width="0.09cm" svg:height="0.231cm" svg:x="10.185cm" svg:y="20.582cm" svg:viewBox="0 0 91 232" svg:d="M91 229c-9 3-20 3-31 3-24 0-38-14-38-43v-124h-22v-23h25l8-42h20v42l35 2v21h-35v118c0 9 3 15 6 20 3 3 8 4 15 4 3 0 9 0 17-1z">
          <text:p/>
        </draw:path>
        <draw:path draw:style-name="gr43" draw:text-style-name="P6" draw:layer="layout" svg:width="0.168cm" svg:height="0.193cm" svg:x="7.599cm" svg:y="20.986cm" svg:viewBox="0 0 169 194" svg:d="M169 96c0 34-8 58-24 75-14 15-35 23-61 23-28 0-49-10-63-26-14-17-21-41-21-73 0-65 29-97 84-95 29 0 49 8 64 23 13 17 21 41 21 73zM134 96c0-26-3-44-10-55-8-12-22-18-40-18-17 0-31 4-38 17-8 12-12 30-12 56 0 23 4 43 12 55 7 12 20 20 36 20 19 0 33-6 40-19 8-11 12-31 12-56z">
          <text:p/>
        </draw:path>
        <draw:path draw:style-name="gr43" draw:text-style-name="P6" draw:layer="layout" svg:width="0.087cm" svg:height="0.19cm" svg:x="7.804cm" svg:y="20.987cm" svg:viewBox="0 0 88 191" svg:d="M0 191v-144c0-12 0-27 0-44h29c0 23 1 35 1 40 5-17 11-28 17-32 8-8 17-11 29-11 4 0 9 2 12 2v30c-3-2-9-2-15-3-15 0-24 6-32 17-6 12-9 27-9 47v98z">
          <text:p/>
        </draw:path>
        <draw:path draw:style-name="gr43" draw:text-style-name="P6" draw:layer="layout" svg:width="0.091cm" svg:height="0.231cm" svg:x="8.001cm" svg:y="20.952cm" svg:viewBox="0 0 92 232" svg:d="M92 228c-11 3-22 4-31 4-27 0-39-15-39-44v-125h-22v-23h23l9-40h20v40l36 2v21h-36v119c0 9 2 15 6 20 3 4 9 6 15 6 5 0 11-2 19-3z">
          <text:p/>
        </draw:path>
        <draw:path draw:style-name="gr43" draw:text-style-name="P6" draw:layer="layout" svg:width="0.148cm" svg:height="0.257cm" svg:x="8.118cm" svg:y="20.925cm" svg:viewBox="0 0 149 258" svg:d="M30 101c6-13 14-22 23-26 9-6 22-8 37-8 21 0 36 5 45 14 9 12 14 27 14 52v125h-31v-119c0-14-1-23-4-29-2-8-5-12-11-15-6-4-15-5-24-5-15 0-26 5-35 15-9 9-14 23-14 40v111h-30v-256h30v67c0 6 0 14 0 21 0 8 0 11 0 13z">
          <text:p/>
        </draw:path>
        <draw:path draw:style-name="gr43" draw:text-style-name="P6" draw:layer="layout" svg:width="0.165cm" svg:height="0.192cm" svg:x="8.303cm" svg:y="20.994cm" svg:viewBox="0 0 166 193" svg:d="M33 103c0 20 4 37 14 49 9 12 21 17 38 18 14 0 24-3 32-7 9-6 14-13 17-22l27 9c-10 30-35 43-76 43-28 0-49-9-64-24-14-17-21-43-21-75 0-31 7-54 21-70 15-17 36-24 64-24 55 0 81 34 81 100v5zM134 80c-2-20-6-34-14-43-9-10-20-15-37-15-15 0-27 5-35 15-9 11-14 25-15 42z">
          <text:p/>
        </draw:path>
        <draw:polygon draw:style-name="gr43" draw:text-style-name="P6" draw:layer="layout" svg:width="0.156cm" svg:height="0.245cm" svg:x="8.609cm" svg:y="20.943cm" svg:viewBox="0 0 157 246" draw:points="0,243 0,0 32,0 32,217 157,218 157,246">
          <text:p/>
        </draw:polygon>
        <draw:path draw:style-name="gr43" draw:text-style-name="P6" draw:layer="layout" svg:width="0.167cm" svg:height="0.193cm" svg:x="8.789cm" svg:y="20.998cm" svg:viewBox="0 0 168 194" svg:d="M34 104c0 20 3 38 12 50 9 11 23 17 40 17 13 0 24-2 33-8 8-4 14-12 17-20l26 8c-11 29-37 44-76 43-29 0-49-8-63-25-15-16-23-42-23-74 0-31 8-55 23-70 14-17 34-25 61-25 57 2 84 34 84 101v3zM136 81c-3-21-8-35-15-44-8-8-20-14-38-14-14 0-26 6-34 15-9 11-15 23-15 42z">
          <text:p/>
        </draw:path>
        <draw:path draw:style-name="gr43" draw:text-style-name="P6" draw:layer="layout" svg:width="0.095cm" svg:height="0.255cm" svg:x="8.973cm" svg:y="20.934cm" svg:viewBox="0 0 96 256" svg:d="M59 94v162h-31v-163h-28v-23l28 1v-21c0-17 3-30 11-38s20-12 34-12c9 0 17 1 23 3v24c-5 0-11 0-14 0-9 0-14 1-17 6-4 3-6 11-6 20v18h37v23z">
          <text:p/>
        </draw:path>
        <draw:path draw:style-name="gr43" draw:text-style-name="P6" draw:layer="layout" svg:width="0.091cm" svg:height="0.231cm" svg:x="9.072cm" svg:y="20.963cm" svg:viewBox="0 0 92 232" svg:d="M92 229c-11 3-22 3-34 3-24 0-36-14-36-41v-127h-22v-23h22l10-41h20v43h37v23l-37-2v119c0 9 2 15 5 20 3 3 10 6 16 6 5 0 11-2 19-3z">
          <text:p/>
        </draw:path>
        <draw:path draw:style-name="gr43" draw:text-style-name="P6" draw:layer="layout" svg:width="0.093cm" svg:height="0.329cm" svg:x="9.186cm" svg:y="20.937cm" svg:viewBox="0 0 94 330" svg:d="M0 164c0-34 4-63 15-89 11-28 26-52 49-75h30c-22 24-38 49-47 76-12 26-17 57-17 89 0 31 5 60 15 87 11 28 27 53 49 78h-30c-23-23-38-50-49-76s-15-57-15-89z">
          <text:p/>
        </draw:path>
        <draw:path draw:style-name="gr43" draw:text-style-name="P6" draw:layer="layout" svg:width="0.093cm" svg:height="0.329cm" svg:x="9.285cm" svg:y="20.937cm" svg:viewBox="0 0 94 330" svg:d="M94 167c0 32-4 62-15 88-11 28-27 52-50 75h-29c21-23 37-50 47-76 11-26 17-57 17-89s-6-61-17-87c-10-28-26-54-47-78h29c23 24 39 49 50 76 11 26 15 57 15 89z">
          <text:p/>
        </draw:path>
        <draw:line draw:style-name="gr13" draw:text-style-name="P4" draw:layer="layout" svg:x1="8.365cm" svg:y1="19.414cm" svg:x2="8.365cm" svg:y2="19.873cm">
          <text:p/>
        </draw:line>
        <draw:polygon draw:style-name="gr14" draw:text-style-name="P1" draw:layer="layout" svg:width="0.3cm" svg:height="0.449cm" svg:x="8.215cm" svg:y="19.854cm" svg:viewBox="0 0 301 450" draw:points="151,450 301,0 0,0">
          <text:p/>
        </draw:polygon>
        <draw:line draw:style-name="gr13" draw:text-style-name="P4" draw:layer="layout" svg:x1="18.779cm" svg:y1="16.493cm" svg:x2="18.779cm" svg:y2="16.825cm">
          <text:p/>
        </draw:line>
        <draw:polygon draw:style-name="gr14" draw:text-style-name="P1" draw:layer="layout" svg:width="0.3cm" svg:height="0.449cm" svg:x="18.629cm" svg:y="16.806cm" svg:viewBox="0 0 301 450" draw:points="151,450 301,0 0,0">
          <text:p/>
        </draw:polygon>
        <draw:line draw:style-name="gr13" draw:text-style-name="P4" draw:layer="layout" svg:x1="13.064cm" svg:y1="10.651cm" svg:x2="13.064cm" svg:y2="11.364cm">
          <text:p/>
        </draw:line>
        <draw:polygon draw:style-name="gr14" draw:text-style-name="P1" draw:layer="layout" svg:width="0.3cm" svg:height="0.449cm" svg:x="12.914cm" svg:y="11.345cm" svg:viewBox="0 0 301 450" draw:points="151,450 301,0 0,0">
          <text:p/>
        </draw:polygon>
        <draw:line draw:style-name="gr13" draw:text-style-name="P4" draw:layer="layout" svg:x1="13.064cm" svg:y1="12.556cm" svg:x2="13.064cm" svg:y2="13.015cm">
          <text:p/>
        </draw:line>
        <draw:polygon draw:style-name="gr14" draw:text-style-name="P1" draw:layer="layout" svg:width="0.3cm" svg:height="0.449cm" svg:x="12.914cm" svg:y="12.996cm" svg:viewBox="0 0 301 450" draw:points="151,450 301,0 0,0">
          <text:p/>
        </draw:polygon>
        <draw:polyline draw:style-name="gr13" draw:text-style-name="P4" draw:layer="layout" svg:width="1.586cm" svg:height="0.967cm" svg:x="14.145cm" svg:y="13.953cm" svg:viewBox="0 0 1587 968" draw:points="1079,0 1587,0 1587,763 0,763 0,968">
          <text:p/>
        </draw:polyline>
        <draw:polygon draw:style-name="gr14" draw:text-style-name="P1" draw:layer="layout" svg:width="0.3cm" svg:height="0.449cm" svg:x="13.995cm" svg:y="14.901cm" svg:viewBox="0 0 301 450" draw:points="150,450 301,0 0,0">
          <text:p/>
        </draw:polygon>
        <draw:path draw:style-name="gr43" draw:text-style-name="P6" draw:layer="layout" svg:width="0.202cm" svg:height="0.251cm" svg:x="16.977cm" svg:y="17.603cm" svg:viewBox="0 0 203 252" svg:d="M203 183c0 21-9 38-26 52-17 12-43 18-74 17-60-2-94-22-103-63l32-6c3 15 11 26 23 32 11 8 28 11 50 11 20 1 37-3 49-11 11-6 17-17 17-32 0-8-2-14-5-19-4-4-9-9-15-12-8-3-15-6-25-9-9-1-18-5-30-6-20-6-35-9-44-14-11-4-17-9-23-15-6-5-11-11-14-18-3-8-4-16-4-25 0-20 7-37 24-48 15-11 38-17 68-17 28 0 49 6 63 15 16 9 26 24 31 44l-31 5c-4-13-12-22-21-28-11-6-23-9-42-9-20 0-34 3-45 9s-15 15-15 29c0 6 1 12 6 17 3 6 9 11 17 14 7 3 23 7 45 12 8 3 15 4 23 6s14 5 20 6c8 3 15 6 20 9 6 3 12 8 15 13 5 4 8 10 11 18 3 6 3 14 3 23z">
          <text:p/>
        </draw:path>
        <draw:path draw:style-name="gr43" draw:text-style-name="P6" draw:layer="layout" svg:width="0.165cm" svg:height="0.193cm" svg:x="17.208cm" svg:y="17.664cm" svg:viewBox="0 0 166 194" svg:d="M32 101c0 21 6 38 14 49 9 12 21 18 38 18 15 0 26-1 35-6 7-6 12-14 15-21l28 7c-11 31-37 46-78 46-26-2-47-10-63-27-13-17-21-42-21-74 0-30 8-53 21-70 16-17 36-25 63-23 56 0 82 32 82 98v4zM134 78c-1-18-6-34-15-43-8-9-20-12-35-14-17 0-27 5-37 16-9 9-13 24-13 41z">
          <text:p/>
        </draw:path>
        <draw:path draw:style-name="gr43" draw:text-style-name="P6" draw:layer="layout" svg:width="0.149cm" svg:height="0.191cm" svg:x="17.412cm" svg:y="17.666cm" svg:viewBox="0 0 150 192" svg:d="M120 190v-119c0-12-2-21-5-29-1-6-6-10-10-13-7-3-15-5-26-5-15 0-26 5-35 14-8 10-12 24-12 43v109h-31v-149c0-22 0-34-1-40l29 2c0 0 1 1 1 4s0 5 0 8 0 11 0 20c8-14 17-23 26-28 8-6 20-7 34-7 22 0 36 4 47 15 9 11 13 27 13 50v127z">
          <text:p/>
        </draw:path>
        <draw:path draw:style-name="gr43" draw:text-style-name="P6" draw:layer="layout" svg:width="0.159cm" svg:height="0.259cm" svg:x="17.597cm" svg:y="17.601cm" svg:viewBox="0 0 160 260" svg:d="M128 228c-6 12-14 20-23 24-9 6-22 8-35 8-25 0-42-8-54-25-10-15-16-39-16-72 0-65 24-97 70-97 13 0 26 3 35 9 9 5 17 14 23 25v-22-78l30 2v218c0 18 0 32 2 37h-31c0-2 0-5 0-12s0-13 0-17zM33 163c0 26 3 45 10 57 8 11 19 17 34 17 17 0 31-6 38-18 8-13 13-31 13-57s-5-44-13-56c-7-11-19-17-38-17-15 0-26 6-34 17-7 12-10 30-10 57z">
          <text:p/>
        </draw:path>
        <draw:path draw:style-name="gr43" draw:text-style-name="P6" draw:layer="layout" svg:width="0.153cm" svg:height="0.193cm" svg:x="17.889cm" svg:y="17.67cm" svg:viewBox="0 0 154 194" svg:d="M32 95c0 26 5 43 12 55 8 12 20 20 35 20 11 0 20-3 28-9s12-16 14-28l33 2c-3 18-11 32-23 44-15 10-30 15-50 15-26 0-46-8-61-26-14-16-20-41-20-72 0-32 6-56 20-71 15-17 35-25 61-25 18 0 34 6 47 15 14 11 20 25 24 42l-33 1c-1-9-6-18-12-24-6-5-15-9-28-9-16 0-29 4-36 15-6 12-11 29-11 55z">
          <text:p/>
        </draw:path>
        <draw:path draw:style-name="gr43" draw:text-style-name="P6" draw:layer="layout" svg:width="0.167cm" svg:height="0.193cm" svg:x="18.066cm" svg:y="17.673cm" svg:viewBox="0 0 168 194" svg:d="M168 98c0 32-6 55-21 72-14 16-35 24-63 24-26 0-48-9-62-27-14-17-22-40-22-72 0-64 28-95 86-95 27 0 49 8 62 25 14 15 20 39 20 73zM136 97c0-25-3-45-12-57-8-11-20-17-38-17-19 0-31 6-41 17-8 12-11 31-11 55 0 26 3 43 11 55 10 14 22 20 39 20 18 0 32-6 40-17 7-12 12-30 12-56z">
          <text:p/>
        </draw:path>
        <draw:path draw:style-name="gr43" draw:text-style-name="P6" draw:layer="layout" svg:width="0.248cm" svg:height="0.19cm" svg:x="18.27cm" svg:y="17.676cm" svg:viewBox="0 0 249 191" svg:d="M110 191v-119c0-18-3-32-9-38-3-8-12-11-26-11-12 0-23 5-32 14-6 11-11 26-11 43v109h-31v-147c0-22 0-36-1-40h29c0 0 2 3 2 4 0 3 0 6 0 10 0 3 0 9 1 18 6-14 14-23 23-28 9-4 18-6 32-6s25 2 32 8c8 6 15 15 18 27h2c6-12 13-21 23-27 9-6 19-8 33-8 19 0 32 5 40 17 9 9 14 26 14 49v125h-31v-119c0-18-3-30-7-38-5-6-14-9-28-9-12 0-23 3-31 13-7 11-10 25-10 43v110z">
          <text:p/>
        </draw:path>
        <draw:path draw:style-name="gr43" draw:text-style-name="P6" draw:layer="layout" svg:width="0.248cm" svg:height="0.193cm" svg:x="18.562cm" svg:y="17.678cm" svg:viewBox="0 0 249 194" svg:d="M110 192v-119c0-18-2-32-8-38-3-8-12-11-27-11-12 0-23 5-32 16-6 10-11 24-11 41v109h-30v-147c0-22 0-36-2-40h29c0 0 2 3 2 4 0 3 0 7 0 10s0 9 0 18c7-12 15-23 24-28 8-4 19-7 31-7 16 0 27 3 35 9 7 6 13 15 16 27h2c6-12 14-21 23-27 9-5 20-8 32-8 20 0 34 6 41 17 9 9 14 26 14 49v127l-31-2v-119c0-18-3-29-7-37-5-7-14-10-28-10-12 0-24 4-30 15-8 9-11 23-11 42v109z">
          <text:p/>
        </draw:path>
        <draw:path draw:style-name="gr43" draw:text-style-name="P6" draw:layer="layout" svg:width="0.182cm" svg:height="0.194cm" svg:x="18.845cm" svg:y="17.681cm" svg:viewBox="0 0 183 195" svg:d="M57 195c-19 0-32-6-41-15-11-12-16-26-16-42 0-20 8-34 20-45s34-15 62-17h43v-9c0-15-3-26-11-34-6-6-15-10-30-10s-24 3-30 7c-8 5-11 13-12 22l-33-3c5-32 31-49 76-49 23 0 42 6 52 17 13 10 19 27 19 47v80c0 9 0 15 3 21 3 5 7 6 15 6 3 0 6 0 9 0v21c-7 0-15 2-24 2-11 0-20-3-25-10-4-6-7-16-9-30-9 16-18 26-29 32-9 6-23 9-39 9zM64 171c12 0 23-3 32-9 8-5 15-12 20-20 6-9 9-18 9-27v-16h-35c-14 0-27 0-33 3-8 3-14 8-19 14-4 5-6 12-6 22s3 18 10 24c4 6 12 9 22 9z">
          <text:p/>
        </draw:path>
        <draw:path draw:style-name="gr43" draw:text-style-name="P6" draw:layer="layout" svg:width="0.15cm" svg:height="0.191cm" svg:x="19.05cm" svg:y="17.684cm" svg:viewBox="0 0 151 192" svg:d="M119 192v-120c0-12-1-22-3-28-3-7-6-12-12-15-5-3-14-6-23-6-16 0-27 6-36 15-10 11-14 26-14 44v109h-31v-148c0-23 0-35 0-40h28c0 0 0 1 1 5 0 1 0 4 0 9 0 3 0 9 2 18 6-14 15-23 24-27 10-5 23-8 37-8 19 0 35 6 44 15 9 11 15 28 15 52v125z">
          <text:p/>
        </draw:path>
        <draw:path draw:style-name="gr43" draw:text-style-name="P6" draw:layer="layout" svg:width="0.16cm" svg:height="0.258cm" svg:x="19.235cm" svg:y="17.621cm" svg:viewBox="0 0 161 259" svg:d="M128 226c-6 12-12 20-23 26-9 5-22 8-36 6-24 0-41-7-52-23-10-17-17-41-17-73 0-64 23-97 69-97 14 2 27 3 36 10 11 4 17 12 23 24v-20-79h31v218c0 19 0 33 2 39h-31c0-2 0-6 0-14 0-6 0-12 0-17zM34 162c0 26 3 44 9 55 8 12 19 18 34 18 18 0 32-6 39-18 8-11 12-31 12-57 0-24-4-41-12-53-7-13-20-17-39-19-14 0-26 6-34 17-6 12-9 31-9 57z">
          <text:p/>
        </draw:path>
        <draw:path draw:style-name="gr43" draw:text-style-name="P6" draw:layer="layout" svg:width="0.091cm" svg:height="0.233cm" svg:x="19.518cm" svg:y="17.65cm" svg:viewBox="0 0 92 234" svg:d="M92 229c-11 3-22 5-31 5-27-2-39-16-39-43v-127h-22v-22h23l10-42h20v43h36v23l-36-2v119c0 9 1 17 5 20 3 3 8 5 15 5 5 0 11 0 19-2z">
          <text:p/>
        </draw:path>
        <draw:path draw:style-name="gr43" draw:text-style-name="P6" draw:layer="layout" svg:width="0.167cm" svg:height="0.193cm" svg:x="19.624cm" svg:y="17.69cm" svg:viewBox="0 0 168 194" svg:d="M168 98c0 32-7 57-23 73-13 17-35 23-61 23-27 0-49-8-63-26-13-17-21-41-21-73 0-63 29-95 84-95 28 0 49 9 63 24 14 16 21 40 21 74zM135 98c0-26-3-44-11-57-9-12-21-18-40-18-18 0-30 6-38 17-9 12-12 32-12 56 0 25 3 43 12 55 8 15 20 20 37 20 18 0 32-5 39-18 8-12 13-31 13-55z">
          <text:p/>
        </draw:path>
        <draw:path draw:style-name="gr43" draw:text-style-name="P6" draw:layer="layout" svg:width="0.21cm" svg:height="0.246cm" svg:x="16.926cm" svg:y="17.999cm" svg:viewBox="0 0 211 247" svg:d="M172 246l-63-101h-75v101l-34-2 2-244 113 3c28 0 49 7 63 19 16 13 24 30 24 51 0 18-6 34-16 46-11 12-25 20-45 23l70 105zM167 73c0-14-3-24-14-32-10-8-22-11-41-11l-78-1v90h80c17 0 30-3 39-11 11-9 14-20 14-35z">
          <text:p/>
        </draw:path>
        <draw:path draw:style-name="gr43" draw:text-style-name="P6" draw:layer="layout" svg:width="0.164cm" svg:height="0.193cm" svg:x="17.168cm" svg:y="18.057cm" svg:viewBox="0 0 165 194" svg:d="M31 101c0 23 6 38 14 51 9 12 21 18 38 18 15 0 24-3 32-9 9-5 14-11 17-20l28 9c-10 29-36 44-77 44-26 0-48-9-63-27-14-17-20-40-20-73 0-31 6-54 20-71 15-15 35-23 63-23 56 0 82 34 82 100v4zM132 80c-2-20-6-34-14-43-9-9-20-14-37-14-15 0-27 5-35 14-9 9-14 23-15 41z">
          <text:p/>
        </draw:path>
        <draw:path draw:style-name="gr43" draw:text-style-name="P6" draw:layer="layout" svg:width="0.155cm" svg:height="0.193cm" svg:x="17.356cm" svg:y="18.059cm" svg:viewBox="0 0 156 194" svg:d="M156 139c0 17-6 31-20 40-15 10-33 15-56 15-24 0-43-5-55-13s-20-21-25-36l28-6c3 11 9 17 17 23 7 5 20 6 35 8 14 0 26-2 34-8 6-5 11-11 11-21 0-8-1-14-8-19-5-4-14-7-25-12l-21-6c-19-3-31-8-38-14-8-3-14-9-19-15-3-6-6-14-6-23 0-17 6-31 18-40 13-9 31-12 54-12 20 0 37 3 50 12 12 6 20 18 23 35l-29 3c-3-9-6-15-15-20-6-4-17-6-29-6-14 0-24 2-32 5-6 4-9 11-9 20 0 4 1 9 4 12 2 5 6 8 11 9 6 3 17 6 35 11 17 4 29 9 36 12 8 3 14 8 17 11 5 4 8 9 11 15 1 6 3 12 3 20z">
          <text:p/>
        </draw:path>
        <draw:path draw:style-name="gr43" draw:text-style-name="P6" draw:layer="layout" svg:width="0.159cm" svg:height="0.262cm" svg:x="17.548cm" svg:y="18.061cm" svg:viewBox="0 0 160 263" svg:d="M160 97c0 65-23 98-69 98-30-2-50-13-59-34 0 0 0 11 0 29v73h-31v-222c0-19 0-33-1-39h29c0 2 1 2 1 5s0 8 2 14c0 6 0 9 0 12 6-11 12-20 23-26 9-5 22-8 36-6 23 0 40 7 52 23 11 15 17 40 17 73zM126 97c0-26-3-44-9-56-8-11-18-17-35-17-11 0-21 3-29 7-6 5-12 14-15 25-5 11-6 24-6 43 0 24 3 41 12 54 8 11 20 17 38 19 15 0 27-6 35-17 6-12 9-32 9-58z">
          <text:p/>
        </draw:path>
        <draw:path draw:style-name="gr43" draw:text-style-name="P6" draw:layer="layout" svg:width="0.167cm" svg:height="0.193cm" svg:x="17.733cm" svg:y="18.063cm" svg:viewBox="0 0 168 194" svg:d="M33 103c0 20 5 38 14 49 8 12 22 18 39 18 13 0 24-3 33-7 9-7 13-14 16-22l28 8c-12 31-37 45-77 45-28 0-48-9-63-27-14-15-23-41-23-72 0-32 9-55 23-72 15-15 35-24 61-23 56 0 84 34 84 100v3zM135 80c-1-20-7-34-15-43-7-9-21-14-36-15-15 0-28 6-35 15-9 11-14 25-16 41z">
          <text:p/>
        </draw:path>
        <draw:path draw:style-name="gr43" draw:text-style-name="P6" draw:layer="layout" svg:width="0.153cm" svg:height="0.194cm" svg:x="17.929cm" svg:y="18.065cm" svg:viewBox="0 0 154 195" svg:d="M32 96c0 23 4 43 12 54 8 12 20 18 35 18 12 0 21-3 29-7 7-7 12-16 14-28l32 3c-3 17-11 32-23 42-14 11-29 17-50 17-26-1-46-9-60-27-15-17-21-41-21-72 0-32 6-55 21-73 14-15 34-23 58-23 21 0 36 6 50 15 12 11 20 25 23 41l-32 2c-1-9-6-18-12-24-6-7-16-10-29-10-17 0-29 5-35 17-8 11-12 29-12 55z">
          <text:p/>
        </draw:path>
        <draw:path draw:style-name="gr43" draw:text-style-name="P6" draw:layer="layout" svg:width="0.09cm" svg:height="0.232cm" svg:x="18.097cm" svg:y="18.028cm" svg:viewBox="0 0 91 233" svg:d="M91 229c-9 3-21 5-30 3-25 0-39-14-39-41v-127h-22v-23h24l9-41h20v43h35v23l-35-2v119c0 9 3 17 6 20s8 6 14 6c5 0 11-1 18-3z">
          <text:p/>
        </draw:path>
        <draw:path draw:style-name="gr43" draw:text-style-name="P6" draw:layer="layout" svg:width="0.033cm" svg:height="0.256cm" svg:x="18.212cm" svg:y="18.002cm" svg:viewBox="0 0 34 257" svg:d="M0 29v-29h34v29zM0 257v-187h34v187z">
          <text:p/>
        </draw:path>
        <draw:path draw:style-name="gr43" draw:text-style-name="P6" draw:layer="layout" svg:width="0.173cm" svg:height="0.188cm" svg:x="18.267cm" svg:y="18.071cm" svg:viewBox="0 0 174 189" svg:d="M104 189h-37l-67-189 32 2 41 120c2 5 5 19 13 43l6-21 6-20 43-121h33z">
          <text:p/>
        </draw:path>
        <draw:path draw:style-name="gr43" draw:text-style-name="P6" draw:layer="layout" svg:width="0.165cm" svg:height="0.193cm" svg:x="18.458cm" svg:y="18.071cm" svg:viewBox="0 0 166 194" svg:d="M32 103c0 21 5 38 14 50 9 11 21 18 38 18 14 0 26-4 33-9 8-6 14-12 17-21l28 9c-11 30-37 44-78 44-27 0-49-8-62-27-14-16-22-40-22-72 0-31 8-55 22-71 15-16 35-24 62-24 55 0 82 35 82 99v5zM134 80c-1-19-6-34-15-42-8-10-21-15-36-15-16 0-28 5-35 15-10 9-14 23-16 40z">
          <text:p/>
        </draw:path>
        <draw:path draw:style-name="gr43" draw:text-style-name="P6" draw:layer="layout" svg:width="0.33cm" svg:height="0.247cm" svg:x="18.737cm" svg:y="18.02cm" svg:viewBox="0 0 331 248" svg:d="M259 248l-38-2-44-154c-3-9-6-26-12-53-3 14-5 25-8 34-1 10-18 66-47 172h-40l-70-245h33l45 156c4 20 9 40 13 61 3-14 7-26 11-41 3-15 18-72 48-174h30l44 154c6 25 12 46 15 63l2-6c3-14 6-25 7-34 2-8 19-66 48-175l35 1z">
          <text:p/>
        </draw:path>
        <draw:path draw:style-name="gr43" draw:text-style-name="P6" draw:layer="layout" svg:width="0.148cm" svg:height="0.259cm" svg:x="19.09cm" svg:y="18.011cm" svg:viewBox="0 0 149 260" svg:d="M29 103c8-12 15-22 25-28 9-4 21-7 36-7 21 0 35 4 44 15 11 11 15 27 15 50v127l-30-2v-118c0-14-3-23-5-30-1-7-6-10-12-13-5-3-12-5-23-5-15 0-27 5-36 14-8 11-12 23-12 41v110h-31v-257h31v68c0 6 0 13-2 21 0 8 0 12 0 14z">
          <text:p/>
        </draw:path>
        <draw:path draw:style-name="gr43" draw:text-style-name="P6" draw:layer="layout" svg:width="0.165cm" svg:height="0.193cm" svg:x="19.275cm" svg:y="18.08cm" svg:viewBox="0 0 166 194" svg:d="M32 103c0 21 5 38 14 50 8 12 22 18 38 18 14 0 25-3 33-8s14-13 17-21l28 8c-11 30-37 45-78 44-27 0-49-9-62-25-14-17-22-42-22-74 0-31 8-55 22-70 13-17 35-25 61-25 56 2 83 34 83 101v3zM134 81c-1-21-6-35-15-44-9-8-21-14-36-14s-28 6-35 15c-10 10-14 23-16 40z">
          <text:p/>
        </draw:path>
        <draw:path draw:style-name="gr43" draw:text-style-name="P6" draw:layer="layout" svg:width="0.165cm" svg:height="0.193cm" svg:x="19.47cm" svg:y="18.083cm" svg:viewBox="0 0 166 194" svg:d="M33 101c0 23 3 38 12 51 10 13 22 19 41 19 12 0 23-3 31-9 9-5 15-12 18-21l26 9c-11 30-35 44-75 44-30 0-50-9-65-26-14-18-21-41-21-73s7-55 21-72c15-15 35-23 64-23 55 0 81 34 81 100v3zM135 80c-3-20-7-34-15-43s-20-14-38-14c-15 0-26 5-35 14-9 11-14 23-14 41z">
          <text:p/>
        </draw:path>
        <draw:polygon draw:style-name="gr43" draw:text-style-name="P6" draw:layer="layout" svg:width="0.032cm" svg:height="0.255cm" svg:x="19.673cm" svg:y="18.019cm" svg:viewBox="0 0 33 256" draw:points="0,256 0,0 33,0 33,256">
          <text:p/>
        </draw:polygon>
        <draw:path draw:style-name="gr43" draw:text-style-name="P6" draw:layer="layout" svg:width="0.093cm" svg:height="0.33cm" svg:x="19.748cm" svg:y="18.019cm" svg:viewBox="0 0 94 331" svg:d="M0 165c0-35 5-64 16-90s26-52 49-75l29 1c-21 23-36 48-47 75-11 28-15 57-15 89 0 31 4 61 15 88 9 28 26 54 47 78l-29-1c-23-23-38-49-49-75-11-27-16-58-16-90z">
          <text:p/>
        </draw:path>
        <draw:path draw:style-name="gr43" draw:text-style-name="P6" draw:layer="layout" svg:width="0.093cm" svg:height="0.329cm" svg:x="19.846cm" svg:y="18.02cm" svg:viewBox="0 0 94 330" svg:d="M94 166c0 33-4 62-15 91-11 26-26 51-49 73h-30c22-24 39-50 48-76 11-27 16-56 16-88s-5-63-16-89c-9-28-26-52-48-77h30c23 25 38 49 49 75 11 28 15 57 15 91z">
          <text:p/>
        </draw:path>
        <draw:line draw:style-name="gr13" draw:text-style-name="P4" draw:layer="layout" svg:x1="18.525cm" svg:y1="18.525cm" svg:x2="18.525cm" svg:y2="18.984cm">
          <text:p/>
        </draw:line>
        <draw:polygon draw:style-name="gr14" draw:text-style-name="P1" draw:layer="layout" svg:width="0.3cm" svg:height="0.449cm" svg:x="18.375cm" svg:y="18.965cm" svg:viewBox="0 0 301 450" draw:points="151,450 301,0 0,0">
          <text:p/>
        </draw:polygon>
        <draw:polyline draw:style-name="gr13" draw:text-style-name="P4" draw:layer="layout" svg:width="1.763cm" svg:height="0.967cm" svg:x="4.936cm" svg:y="4.174cm" svg:viewBox="0 0 1764 968" draw:points="1764,0 0,0 0,968">
          <text:p/>
        </draw:polyline>
        <draw:polygon draw:style-name="gr14" draw:text-style-name="P1" draw:layer="layout" svg:width="0.3cm" svg:height="0.449cm" svg:x="4.786cm" svg:y="5.122cm" svg:viewBox="0 0 301 450" draw:points="150,450 301,0 0,0">
          <text:p/>
        </draw:polygon>
        <draw:polyline draw:style-name="gr13" draw:text-style-name="P4" draw:layer="layout" svg:width="3.879cm" svg:height="0.84cm" svg:x="11.176cm" svg:y="4.174cm" svg:viewBox="0 0 3880 841" draw:points="0,0 3880,0 3880,841">
          <text:p/>
        </draw:polyline>
        <draw:polygon draw:style-name="gr14" draw:text-style-name="P1" draw:layer="layout" svg:width="0.3cm" svg:height="0.449cm" svg:x="14.905cm" svg:y="4.995cm" svg:viewBox="0 0 301 450" draw:points="150,450 301,0 0,0">
          <text:p/>
        </draw:polygon>
        <draw:line draw:style-name="gr13" draw:text-style-name="P4" draw:layer="layout" svg:x1="14.969cm" svg:y1="6.333cm" svg:x2="14.969cm" svg:y2="6.919cm">
          <text:p/>
        </draw:line>
        <draw:polygon draw:style-name="gr14" draw:text-style-name="P1" draw:layer="layout" svg:width="0.3cm" svg:height="0.449cm" svg:x="14.819cm" svg:y="6.9cm" svg:viewBox="0 0 301 450" draw:points="151,450 301,0 0,0">
          <text:p/>
        </draw:polygon>
        <draw:frame draw:style-name="gr44" draw:text-style-name="P3" draw:layer="layout" svg:width="1.818cm" svg:height="0.395cm" svg:x="7.458cm" svg:y="18.967cm">
          <draw:text-box>
            <text:p text:style-name="P2"><text:span text:style-name="T1">reckoni</text:span><text:span text:style-name="T1">ng...</text:span></text:p>
          </draw:text-box>
        </draw:frame>
        <draw:line draw:style-name="gr13" draw:text-style-name="P4" draw:layer="layout" svg:x1="16.874cm" svg:y1="13.699cm" svg:x2="16.874cm" svg:y2="14.666cm">
          <text:p/>
        </draw:line>
        <draw:polygon draw:style-name="gr14" draw:text-style-name="P1" draw:layer="layout" svg:width="0.3cm" svg:height="0.449cm" svg:x="16.724cm" svg:y="14.647cm" svg:viewBox="0 0 301 450" draw:points="150,450 301,0 0,0">
          <text:p/>
        </draw:polygon>
        <draw:line draw:style-name="gr13" draw:text-style-name="P4" draw:layer="layout" svg:x1="4.809cm" svg:y1="12.429cm" svg:x2="4.809cm" svg:y2="13.523cm">
          <text:p/>
        </draw:line>
        <draw:polygon draw:style-name="gr14" draw:text-style-name="P1" draw:layer="layout" svg:width="0.3cm" svg:height="0.449cm" svg:x="4.659cm" svg:y="13.504cm" svg:viewBox="0 0 301 450" draw:points="150,450 301,0 0,0">
          <text:p/>
        </draw:polygon>
        <draw:custom-shape draw:style-name="gr45" draw:text-style-name="P7" draw:layer="layout" svg:width="2.921cm" svg:height="1.397cm" svg:x="6.731cm" svg:y="23.368cm">
          <text:p text:style-name="P7"><text:span text:style-name="T2">Monitor Wheel </text:span></text:p>
          <text:p text:style-name="P7"><text:span text:style-name="T2">Ro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8" xml:id="id4" draw:id="id4" draw:layer="layout" svg:width="4.318cm" svg:height="1.397cm" svg:x="6.223cm" svg:y="20.32cm">
          <text:p text:style-name="P7"><text:span text:style-name="T2">Steer </text:span></text:p>
          <text:p text:style-name="P7"><text:span text:style-name="T2">Wheel to </text:span><text:span text:style-name="T2">Respective</text:span></text:p>
          <text:p text:style-name="P7"><text:span text:style-name="T2"><text:s/></text:span><text:span text:style-name="T2">Direc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" draw:id="id1" draw:layer="layout" svg:width="3.81cm" svg:height="1.27cm" svg:x="16.891cm" svg:y="17.272cm">
          <text:p text:style-name="P2"><text:span text:style-name="T1"><text:s text:c="6"/></text:span><text:span text:style-name="T1">Send command </text:span></text:p>
          <text:p text:style-name="P2"><text:span text:style-name="T1"><text:tab/></text:span><text:span text:style-name="T1">to </text:span></text:p>
          <text:p text:style-name="P2"><text:span text:style-name="T1"><text:s text:c="4"/></text:span><text:span text:style-name="T1">respective Wheel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xml:id="id3" draw:id="id3" draw:layer="layout" svg:width="0.762cm" svg:height="0.762cm" svg:x="4.44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2" draw:id="id2" draw:layer="layout" svg:width="0.762cm" svg:height="0.762cm" svg:x="12.954cm" svg:y="2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0" draw:layer="layout" svg:x1="16.891cm" svg:y1="17.907cm" svg:x2="13.716cm" svg:y2="20.955cm" draw:start-shape="id1" draw:start-glue-point="3" draw:end-shape="id2" draw:end-glue-point="10" svg:d="M16891 17907h-1587v3048h-1588" svg:viewBox="0 0 3176 3049">
          <text:p/>
        </draw:connector>
        <draw:line draw:style-name="gr49" draw:text-style-name="P10" draw:layer="layout" svg:x1="12.954cm" svg:y1="20.955cm" svg:x2="10.541cm" svg:y2="20.955cm">
          <text:p/>
        </draw:line>
        <draw:connector draw:style-name="gr49" draw:text-style-name="P10" draw:layer="layout" svg:x1="4.826cm" svg:y1="14.732cm" svg:x2="6.223cm" svg:y2="21.018cm" draw:start-shape="id3" draw:start-glue-point="8" draw:end-shape="id4" draw:end-glue-point="3" svg:d="M4826 14732v6286h1397" svg:viewBox="0 0 1398 6287">
          <text:p/>
        </draw:connector>
        <draw:line draw:style-name="gr49" draw:text-style-name="P10" draw:layer="layout" svg:x1="8.382cm" svg:y1="21.717cm" svg:x2="8.382cm" svg:y2="23.368cm">
          <text:p/>
        </draw:line>
        <draw:custom-shape draw:style-name="gr50" draw:text-style-name="P7" draw:layer="layout" svg:width="3.81cm" svg:height="0.889cm" svg:x="11.938cm" svg:y="23.749cm">
          <text:p text:style-name="P7"><text:span text:style-name="T3">Get IMU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9" draw:text-style-name="P10" draw:layer="layout" svg:x1="9.652cm" svg:y1="24.13cm" svg:x2="11.938cm" svg:y2="24.13cm">
          <text:p/>
        </draw:line>
        <draw:custom-shape draw:style-name="gr48" draw:text-style-name="P9" draw:layer="layout" svg:width="0.762cm" svg:height="0.762cm" svg:x="4.446cm" svg:y="13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custom-shape draw:style-name="gr51" draw:text-style-name="P7" xml:id="id5" draw:id="id5" draw:layer="layout" svg:width="6.858cm" svg:height="2.794cm" svg:x="1.524cm" svg:y="2.413cm">
          <text:p text:style-name="P7"><text:span text:style-name="T3">Camera: </text:span><text:span text:style-name="T3">Estimate </text:span><text:span text:style-name="T3">the</text:span></text:p>
          <text:p text:style-name="P7"><text:span text:style-name="T3"><text:s/></text:span><text:span text:style-name="T3">Position </text:span><text:span text:style-name="T3">and </text:span><text:span text:style-name="T3">Orientati</text:span><text:span text:style-name="T3">on </text:span></text:p>
          <text:p text:style-name="P7"><text:span text:style-name="T3">of the </text:span><text:span text:style-name="T3">Object of </text:span><text:span text:style-name="T3">Interest</text:span></text:p>
          <text:p text:style-name="P7"><text:span text:style-name="T3">- Pose.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6.858cm" svg:height="2.667cm" svg:x="1.651cm" svg:y="7.62cm">
          <text:p text:style-name="P7"><text:span text:style-name="T4">Send </text:span><text:span text:style-name="T4">transfor</text:span><text:span text:style-name="T4">m </text:span></text:p>
          <text:p text:style-name="P7"><text:span text:style-name="T4">data to </text:span><text:span text:style-name="T4">the </text:span><text:span text:style-name="T4">Controll</text:span><text:span text:style-name="T4">er.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6.858cm" svg:height="2.667cm" svg:x="1.651cm" svg:y="12.7cm">
          <text:p text:style-name="P7"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l</text:span><text:span text:style-name="T4">e</text:span><text:span text:style-name="T4">r </text:span><text:span text:style-name="T4">s</text:span><text:span text:style-name="T4">e</text:span><text:span text:style-name="T4">n</text:span><text:span text:style-name="T4">d</text:span><text:span text:style-name="T4">s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 </text:span></text:p>
          <text:p text:style-name="P7"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 </text:span><text:span text:style-name="T4">t</text:span><text:span text:style-name="T4">o</text:span></text:p>
          <text:p text:style-name="P7"><text:span text:style-name="T4"><text:s/>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b</text:span><text:span text:style-name="T4">o</text:span><text:span text:style-name="T4">t</text:span><text:span text:style-name="T4">’</text:span><text:span text:style-name="T4">s </text:span><text:span text:style-name="T4">l</text:span><text:span text:style-name="T4">o</text:span><text:span text:style-name="T4">c</text:span><text:span text:style-name="T4">o</text:span><text:span text:style-name="T4">m</text:span><text:span text:style-name="T4">o</text:span><text:span text:style-name="T4">t</text:span><text:span text:style-name="T4">i</text:span><text:span text:style-name="T4">o</text:span><text:span text:style-name="T4">n</text:span><text:span text:style-name="T4"> </text:span></text:p>
          <text:p text:style-name="P7"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</text:span><text:span text:style-name="T4">.</text:span></text:p>
          <draw:enhanced-geometry svg:viewBox="0 0 21600 21600" draw:type="rectangle" draw:enhanced-path="M 0 0 L 21600 0 21600 21600 0 21600 0 0 Z N"/>
        </draw:custom-shape>
        <draw:line draw:style-name="gr49" draw:text-style-name="P10" draw:layer="layout" svg:x1="4.953cm" svg:y1="5.207cm" svg:x2="4.953cm" svg:y2="7.62cm">
          <text:p/>
        </draw:line>
        <draw:line draw:style-name="gr49" draw:text-style-name="P10" draw:layer="layout" svg:x1="4.953cm" svg:y1="10.287cm" svg:x2="4.953cm" svg:y2="12.7cm">
          <text:p/>
        </draw:line>
        <draw:connector draw:style-name="gr53" draw:text-style-name="P10" draw:layer="layout" draw:type="curve" svg:x1="8.382cm" svg:y1="3.81cm" svg:x2="12.587cm" svg:y2="5.337cm" draw:start-shape="id5" svg:d="M8382 3810c3529 0 1427 1527 4205 1527" svg:viewBox="0 0 4206 1528">
          <text:p/>
        </draw:connector>
        <draw:custom-shape draw:style-name="gr54" draw:text-style-name="P7" draw:layer="layout" svg:width="5.715cm" svg:height="1.143cm" svg:x="12.573cm" svg:y="4.699cm">
          <text:p text:style-name="P7"><text:span text:style-name="T2">Frames </text:span><text:span text:style-name="T2">are </text:span></text:p>
          <text:p text:style-name="P7"><text:span text:style-name="T2">assigne</text:span><text:span text:style-name="T2">d to </text:span><text:span text:style-name="T2">various </text:span><text:span text:style-name="T2">objects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5.837cm" svg:height="1.27cm" svg:x="12.578cm" svg:y="6.777cm">
          <text:p text:style-name="P7"><text:span text:style-name="T2">D</text:span><text:span text:style-name="T2">e</text:span><text:span text:style-name="T2">fi</text:span><text:span text:style-name="T2">n</text:span><text:span text:style-name="T2">it</text:span><text:span text:style-name="T2">i</text:span><text:span text:style-name="T2">o</text:span><text:span text:style-name="T2">n </text:span><text:span text:style-name="T2">o</text:span><text:span text:style-name="T2">f </text:span><text:span text:style-name="T2">tr</text:span><text:span text:style-name="T2">a</text:span><text:span text:style-name="T2">n</text:span><text:span text:style-name="T2">sf</text:span><text:span text:style-name="T2">o</text:span><text:span text:style-name="T2">r</text:span><text:span text:style-name="T2">m</text:span><text:span text:style-name="T2">s </text:span></text:p>
          <text:p text:style-name="P7"><text:span text:style-name="T2">b</text:span><text:span text:style-name="T2">et</text:span><text:span text:style-name="T2">w</text:span><text:span text:style-name="T2">e</text:span><text:span text:style-name="T2">e</text:span><text:span text:style-name="T2">n </text:span><text:span text:style-name="T2">t</text:span><text:span text:style-name="T2">h</text:span><text:span text:style-name="T2">e </text:span><text:span text:style-name="T2">fr</text:span><text:span text:style-name="T2">a</text:span><text:span text:style-name="T2">m</text:span><text:span text:style-name="T2">e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2.286cm" svg:height="4.953cm" svg:x="19.304cm" svg:y="6.223cm">
          <text:p text:style-name="P7"><text:span text:style-name="T5">Tra</text:span><text:span text:style-name="T5">nsf</text:span><text:span text:style-name="T5">or</text:span><text:span text:style-name="T5">ms </text:span></text:p>
          <text:p text:style-name="P7"><text:span text:style-name="T5">def</text:span><text:span text:style-name="T5">ine </text:span></text:p>
          <text:p text:style-name="P7"><text:span text:style-name="T5">Ro</text:span><text:span text:style-name="T5">tati</text:span><text:span text:style-name="T5">on </text:span><text:span text:style-name="T5">an</text:span><text:span text:style-name="T5">d </text:span></text:p>
          <text:p text:style-name="P7"><text:span text:style-name="T5">Tra</text:span><text:span text:style-name="T5">nsl</text:span><text:span text:style-name="T5">ati</text:span><text:span text:style-name="T5">on</text:span><text:span text:style-name="T5">s</text:span></text:p>
          <text:p text:style-name="P7"><text:span text:style-name="T5">req</text:span><text:span text:style-name="T5">uir</text:span><text:span text:style-name="T5">ed </text:span><text:span text:style-name="T5">to </text:span></text:p>
          <text:p text:style-name="P7"><text:span text:style-name="T5">tur</text:span><text:span text:style-name="T5">n </text:span><text:span text:style-name="T5">on</text:span><text:span text:style-name="T5">e </text:span><text:span text:style-name="T5">fra</text:span><text:span text:style-name="T5">me </text:span></text:p>
          <text:p text:style-name="P7"><text:span text:style-name="T5">wit</text:span><text:span text:style-name="T5">h </text:span><text:span text:style-name="T5">res</text:span><text:span text:style-name="T5">pe</text:span><text:span text:style-name="T5">ct </text:span><text:span text:style-name="T5">to </text:span></text:p>
          <text:p text:style-name="P7"><text:span text:style-name="T5">an</text:span><text:span text:style-name="T5">oth</text:span><text:span text:style-name="T5">er,</text:span></text:p>
          <text:p text:style-name="P7"><text:span text:style-name="T5"><text:s/></text:span><text:span text:style-name="T5">thi</text:span><text:span text:style-name="T5">s is </text:span></text:p>
          <text:p text:style-name="P7"><text:span text:style-name="T5">wh</text:span><text:span text:style-name="T5">at </text:span></text:p>
          <text:p text:style-name="P7"><text:span text:style-name="T5">def</text:span><text:span text:style-name="T5">ine</text:span><text:span text:style-name="T5">s </text:span><text:span text:style-name="T6">mo</text:span><text:span text:style-name="T6">tio</text:span><text:span text:style-name="T6">n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5.842cm" svg:height="1.27cm" svg:x="12.573cm" svg:y="8.89cm">
          <text:p text:style-name="P7"><text:span text:style-name="T2">Transfor</text:span><text:span text:style-name="T2">ms are </text:span></text:p>
          <text:p text:style-name="P7"><text:span text:style-name="T2">broadcast </text:span><text:span text:style-name="T2">[publishe</text:span><text:span text:style-name="T2">d]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layout" svg:width="5.969cm" svg:height="1.27cm" svg:x="12.446cm" svg:y="10.922cm">
          <text:p text:style-name="P7"><text:span text:style-name="T2">Listeni</text:span><text:span text:style-name="T2">ng </text:span><text:span text:style-name="T2">node </text:span><text:span text:style-name="T2">[subsc</text:span><text:span text:style-name="T2">riber], </text:span><text:span text:style-name="T2">conve</text:span><text:span text:style-name="T2">rts</text:span></text:p>
          <text:p text:style-name="P7"><text:span text:style-name="T2"><text:s/></text:span><text:span text:style-name="T2">the </text:span><text:span text:style-name="T2">transf</text:span><text:span text:style-name="T2">orms </text:span><text:span text:style-name="T2">into </text:span><text:span text:style-name="T2">points </text:span><text:span text:style-name="T2">[x,y,z]</text:span></text:p>
          <draw:enhanced-geometry svg:viewBox="0 0 21600 21600" draw:type="rectangle" draw:enhanced-path="M 0 0 L 21600 0 21600 21600 0 21600 0 0 Z N"/>
        </draw:custom-shape>
        <draw:line draw:style-name="gr59" draw:text-style-name="P10" draw:layer="layout" svg:x1="15.367cm" svg:y1="5.842cm" svg:x2="15.367cm" svg:y2="6.858cm">
          <text:p/>
        </draw:line>
        <draw:line draw:style-name="gr59" draw:text-style-name="P10" draw:layer="layout" svg:x1="15.494cm" svg:y1="8.001cm" svg:x2="15.494cm" svg:y2="8.89cm">
          <text:p/>
        </draw:line>
        <draw:line draw:style-name="gr59" draw:text-style-name="P10" draw:layer="layout" svg:x1="15.494cm" svg:y1="10.16cm" svg:x2="15.494cm" svg:y2="11.049cm">
          <text:p/>
        </draw:line>
      </draw:page>
      <draw:page draw:name="page3" draw:style-name="dp1" draw:master-page-name="master-page3">
        <draw:custom-shape draw:style-name="gr60" draw:text-style-name="P12" draw:layer="layout" svg:width="3.322cm" svg:height="1.911cm" svg:x="4.318cm" svg:y="3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3" draw:layer="layout" svg:width="0.692cm" svg:height="1.092cm" svg:x="4.595cm" svg:y="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0.692cm" svg:height="1.092cm" svg:x="6.809cm" svg:y="5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4" draw:layer="layout" svg:width="1.246cm" svg:height="2.185cm" svg:x="13.037cm" svg:y="3.962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3" draw:text-style-name="P12" draw:layer="layout" svg:width="0.553cm" svg:height="0.546cm" svg:x="6.948cm" svg:y="3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2" draw:layer="layout" svg:width="0.139cm" svg:height="0.273cm" svg:x="7.501cm" svg:y="3.416cm">
          <text:p/>
          <draw:enhanced-geometry svg:viewBox="0 0 21600 21600" draw:mirror-horizontal="false" draw:mirror-vertical="false" draw:text-areas="0 0 21600 21600" draw:type="pentagon-right" draw:modifiers="16662.85714285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49" draw:text-style-name="P10" draw:layer="layout" svg:x1="13.591cm" svg:y1="5.055cm" svg:x2="13.591cm" svg:y2="2.324cm">
          <text:p/>
        </draw:line>
        <draw:line draw:style-name="gr49" draw:text-style-name="P10" draw:layer="layout" svg:x1="13.591cm" svg:y1="5.055cm" svg:x2="15.113cm" svg:y2="5.055cm">
          <text:p/>
        </draw:line>
        <draw:line draw:style-name="gr49" draw:text-style-name="P10" draw:layer="layout" svg:x1="13.59cm" svg:y1="5.055cm" svg:x2="12.76cm" svg:y2="6.966cm">
          <text:p/>
        </draw:line>
        <draw:line draw:style-name="gr49" draw:text-style-name="P10" draw:layer="layout" svg:x1="4.872cm" svg:y1="5.873cm" svg:x2="4.872cm" svg:y2="4.235cm">
          <text:p/>
        </draw:line>
        <draw:line draw:style-name="gr49" draw:text-style-name="P10" draw:layer="layout" svg:x1="4.872cm" svg:y1="5.874cm" svg:x2="4.318cm" svg:y2="6.966cm">
          <text:p/>
        </draw:line>
        <draw:line draw:style-name="gr49" draw:text-style-name="P10" draw:layer="layout" svg:x1="4.872cm" svg:y1="5.874cm" svg:x2="5.979cm" svg:y2="5.874cm">
          <text:p/>
        </draw:line>
        <draw:line draw:style-name="gr65" draw:text-style-name="P15" draw:layer="layout" svg:x1="7.086cm" svg:y1="5.873cm" svg:x2="7.086cm" svg:y2="4.235cm">
          <text:p/>
        </draw:line>
        <draw:line draw:style-name="gr65" draw:text-style-name="P15" draw:layer="layout" svg:x1="7.086cm" svg:y1="5.874cm" svg:x2="8.055cm" svg:y2="6.42cm">
          <text:p/>
        </draw:line>
        <draw:line draw:style-name="gr65" draw:text-style-name="P15" draw:layer="layout" svg:x1="7.086cm" svg:y1="5.874cm" svg:x2="6.256cm" svg:y2="7.239cm">
          <text:p/>
        </draw:line>
        <draw:line draw:style-name="gr65" draw:text-style-name="P15" draw:layer="layout" svg:x1="7.224cm" svg:y1="3.689cm" svg:x2="7.224cm" svg:y2="1.778cm">
          <text:p/>
        </draw:line>
        <draw:line draw:style-name="gr65" draw:text-style-name="P15" draw:layer="layout" svg:x1="7.224cm" svg:y1="3.689cm" svg:x2="8.193cm" svg:y2="3.689cm">
          <text:p/>
        </draw:line>
        <draw:line draw:style-name="gr66" draw:text-style-name="P15" draw:layer="layout" svg:x1="7.224cm" svg:y1="3.689cm" svg:x2="8.054cm" svg:y2="1.778cm">
          <text:p/>
        </draw:line>
        <draw:line draw:style-name="gr67" draw:text-style-name="P16" draw:layer="layout" svg:x1="7.224cm" svg:y1="3.689cm" svg:x2="13.59cm" svg:y2="5.054cm">
          <text:p/>
        </draw:line>
        <draw:line draw:style-name="gr68" draw:text-style-name="P15" draw:layer="layout" svg:x1="4.872cm" svg:y1="5.873cm" svg:x2="7.225cm" svg:y2="3.689cm">
          <text:p/>
        </draw:line>
        <draw:line draw:style-name="gr68" draw:text-style-name="P15" draw:layer="layout" svg:x1="7.086cm" svg:y1="5.874cm" svg:x2="5.01cm" svg:y2="5.874cm">
          <text:p/>
        </draw:line>
        <draw:line draw:style-name="gr68" draw:text-style-name="P15" draw:layer="layout" svg:x1="6.117cm" svg:y1="5.055cm" svg:x2="13.59cm" svg:y2="5.055cm">
          <text:p/>
        </draw:line>
        <draw:line draw:style-name="gr68" draw:text-style-name="P15" draw:layer="layout" svg:x1="7.224cm" svg:y1="3.689cm" svg:x2="6.117cm" svg:y2="5.054cm">
          <text:p/>
        </draw:line>
        <draw:line draw:style-name="gr68" draw:text-style-name="P15" draw:layer="layout" svg:x1="6.947cm" svg:y1="5.874cm" svg:x2="6.117cm" svg:y2="5.055cm">
          <text:p/>
        </draw:line>
        <draw:line draw:style-name="gr68" draw:text-style-name="P15" draw:layer="layout" svg:x1="4.872cm" svg:y1="5.874cm" svg:x2="6.118cm" svg:y2="5.055cm">
          <text:p/>
        </draw:line>
        <draw:line draw:style-name="gr67" draw:text-style-name="P16" draw:layer="layout" svg:x1="13.591cm" svg:y1="5.055cm" svg:x2="7.086cm" svg:y2="5.874cm">
          <text:p/>
        </draw:line>
        <draw:line draw:style-name="gr68" draw:text-style-name="P15" draw:layer="layout" svg:x1="4.872cm" svg:y1="5.874cm" svg:x2="13.591cm" svg:y2="5.055cm">
          <text:p/>
        </draw:line>
        <draw:line draw:style-name="gr69" draw:text-style-name="P17" draw:layer="layout" svg:x1="6.096cm" svg:y1="5.08cm" svg:x2="6.096cm" svg:y2="2.54cm">
          <text:p/>
        </draw:line>
        <draw:line draw:style-name="gr69" draw:text-style-name="P17" draw:layer="layout" svg:x1="6.096cm" svg:y1="5.08cm" svg:x2="9.271cm" svg:y2="4.953cm">
          <text:p/>
        </draw:line>
        <draw:line draw:style-name="gr70" draw:text-style-name="P15" draw:layer="layout" svg:x1="6.096cm" svg:y1="5.08cm" svg:x2="5.08cm" svg:y2="6.731cm">
          <text:p/>
        </draw:line>
        <draw:custom-shape draw:style-name="gr71" draw:text-style-name="P8" draw:layer="layout" svg:width="2.667cm" svg:height="0.762cm" svg:x="14.097cm" svg:y="6.477cm">
          <text:p text:style-name="P7"><text:span text:style-name="T7">Obj </text:span><text:span text:style-name="T7">of </text:span><text:span text:style-name="T7">Intere</text:span><text:span text:style-name="T7">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draw:layer="layout" svg:width="4.445cm" svg:height="2.921cm" svg:x="8.509cm" svg:y="9.398cm">
          <text:p text:style-name="P7"><text:span text:style-name="T2">Master: </text:span><text:span text:style-name="T2">//stores </text:span><text:span text:style-name="T2">all </text:span></text:p>
          <text:p text:style-name="P7"><text:span text:style-name="T2">/topic </text:span><text:span text:style-name="T2">informa</text:span><text:span text:style-name="T2">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5.969cm" svg:height="2.667cm" svg:x="1.397cm" svg:y="17.018cm">
          <text:p text:style-name="P7"><text:span text:style-name="T3">Broa</text:span><text:span text:style-name="T3">dcast</text:span><text:span text:style-name="T3">er: </text:span></text:p>
          <text:p text:style-name="P7"><text:span text:style-name="T3">→ </text:span><text:span text:style-name="T3">robot</text:span><text:span text:style-name="T3">_stat</text:span><text:span text:style-name="T3">e_pu</text:span><text:span text:style-name="T3">blish</text:span><text:span text:style-name="T3">er_n</text:span><text:span text:style-name="T3">ode</text:span></text:p>
          <text:p text:style-name="P7"><text:span text:style-name="T3">→ </text:span><text:span text:style-name="T3">uses </text:span><text:span text:style-name="T3">URD</text:span><text:span text:style-name="T3">F </text:span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74" draw:text-style-name="P7" draw:layer="layout" svg:width="5.842cm" svg:height="2.413cm" svg:x="14.351cm" svg:y="17.399cm">
          <text:p text:style-name="P7"><text:span text:style-name="T3">Listener</text:span><text:span text:style-name="T3">:</text:span></text:p>
          <text:p text:style-name="P7"><text:span text:style-name="T3">→ </text:span><text:span text:style-name="T3">joint_st</text:span><text:span text:style-name="T3">ate_pub</text:span><text:span text:style-name="T3">lisher_n</text:span><text:span text:style-name="T3">ode</text:span></text:p>
          <text:p text:style-name="P7"><text:span text:style-name="T3">→ </text:span><text:span text:style-name="T3">uses </text:span><text:span text:style-name="T3">data </text:span><text:span text:style-name="T3">that </text:span><text:span text:style-name="T3">comes </text:span><text:span text:style-name="T3">from </text:span></text:p>
          <text:p text:style-name="P7"><text:span text:style-name="T3">sensors</text:span></text:p>
          <draw:enhanced-geometry svg:viewBox="0 0 21600 21600" draw:type="rectangle" draw:enhanced-path="M 0 0 L 21600 0 21600 21600 0 21600 0 0 Z N"/>
        </draw:custom-shape>
        <draw:line draw:style-name="gr49" draw:text-style-name="P10" draw:layer="layout" svg:x1="2.413cm" svg:y1="17.018cm" svg:x2="8.509cm" svg:y2="11.176cm">
          <text:p/>
        </draw:line>
        <draw:line draw:style-name="gr75" draw:text-style-name="P15" draw:layer="layout" svg:x1="12.319cm" svg:y1="11.811cm" svg:x2="16.764cm" svg:y2="17.399cm">
          <text:p/>
        </draw:line>
        <draw:line draw:style-name="gr75" draw:text-style-name="P15" draw:layer="layout" svg:x1="9.398cm" svg:y1="11.938cm" svg:x2="4.318cm" svg:y2="17.018cm">
          <text:p/>
        </draw:line>
        <draw:line draw:style-name="gr76" draw:text-style-name="P18" draw:layer="layout" svg:x1="18.415cm" svg:y1="17.272cm" svg:x2="12.954cm" svg:y2="10.668cm">
          <text:p/>
        </draw:line>
        <draw:custom-shape draw:style-name="gr77" draw:text-style-name="P19" draw:layer="layout" svg:width="4.318cm" svg:height="1.016cm" svg:x="2.667cm" svg:y="11.557cm">
          <text:p text:style-name="P7"><text:span text:style-name="T8">Broadcast: </text:span><text:span text:style-name="T8">/robot_description:</text:span></text:p>
          <text:p text:style-name="P7"><text:span text:style-name="T8">→ </text:span><text:span text:style-name="T8">broadcasts all </text:span><text:span text:style-name="T8">transforms</text:span></text:p>
          <draw:enhanced-geometry svg:viewBox="0 0 21600 21600" draw:type="rectangle" draw:enhanced-path="M 0 0 L 21600 0 21600 21600 0 21600 0 0 Z N"/>
        </draw:custom-shape>
        <draw:custom-shape draw:style-name="gr77" draw:text-style-name="P19" draw:layer="layout" svg:width="4.318cm" svg:height="1.016cm" svg:x="10.541cm" svg:y="15.113cm">
          <text:p text:style-name="P7"><text:span text:style-name="T8">Liste</text:span><text:span text:style-name="T8">ns: /</text:span><text:span text:style-name="T8">robo</text:span><text:span text:style-name="T8">t_de</text:span><text:span text:style-name="T8">scrip</text:span><text:span text:style-name="T8">tion:</text:span></text:p>
          <text:p text:style-name="P7"><text:span text:style-name="T8">→ </text:span><text:span text:style-name="T8">recei</text:span><text:span text:style-name="T8">ves </text:span><text:span text:style-name="T8">all </text:span><text:span text:style-name="T8">trans</text:span><text:span text:style-name="T8">for</text:span><text:span text:style-name="T8">ms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4.191cm" svg:height="0.889cm" svg:x="15.494cm" svg:y="12.7cm">
          <text:p text:style-name="P7"><text:span text:style-name="T9">Publishes: </text:span><text:span text:style-name="T9">joint_state data</text:span></text:p>
          <text:p text:style-name="P7"><text:span text:style-name="T9">→ </text:span><text:span text:style-name="T9">position, </text:span><text:span text:style-name="T9">velocity and effor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master-page3">
        <draw:custom-shape draw:style-name="gr79" draw:text-style-name="P21" draw:layer="layout" svg:width="5.08cm" svg:height="0.508cm" svg:x="6.223cm" svg:y="2.794cm">
          <text:p text:style-name="P20"><text:span text:style-name="T10">Percept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5.08cm" svg:height="0.508cm" svg:x="6.223cm" svg:y="5.461cm">
          <text:p text:style-name="P20"><text:span text:style-name="T10">Control</text:span></text:p>
          <draw:enhanced-geometry svg:viewBox="0 0 21600 21600" draw:type="rectangle" draw:enhanced-path="M 0 0 L 21600 0 21600 21600 0 21600 0 0 Z N"/>
        </draw:custom-shape>
        <draw:custom-shape draw:style-name="gr80" draw:text-style-name="P22" draw:layer="layout" svg:width="5.08cm" svg:height="0.508cm" svg:x="6.223cm" svg:y="4.064cm">
          <text:p text:style-name="P20"><text:span text:style-name="T10">Planning/</text:span><text:span text:style-name="T10">Predi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ed_20__28_var_29__20_4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10T10:19:46.473001084</dc:date>
    <meta:editing-duration>PT49M1S</meta:editing-duration>
    <meta:editing-cycles>11</meta:editing-cycles>
    <meta:generator>LibreOffice/7.3.6.2$Linux_X86_64 LibreOffice_project/30$Build-2</meta:generator>
    <meta:document-statistic meta:object-count="243"/>
  </office:meta>
</office:document-meta>
</file>